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draw:fill="none" draw:stroke="solid" svg:stroke-width="0.02083in" svg:stroke-color="#000000" draw:marker-end="a1115" svg:stroke-opacity="100%" draw:stroke-linejoin="miter" svg:stroke-linecap="butt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draw:fill="none" draw:stroke="solid" svg:stroke-width="0.01389in" svg:stroke-color="#0d0d0d" svg:stroke-opacity="100%" draw:stroke-linejoin="miter" svg:stroke-linecap="butt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draw:fill="none" draw:stroke="solid" svg:stroke-width="0.02083in" svg:stroke-color="#000000" draw:marker-end="a1307" svg:stroke-opacity="100%" draw:stroke-linejoin="miter" svg:stroke-linecap="butt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2083in" svg:stroke-color="#000000" draw:marker-end="a1000" svg:stroke-opacity="100%" draw:stroke-linejoin="miter" svg:stroke-linecap="butt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none" draw:stroke="solid" svg:stroke-width="0.02083in" svg:stroke-color="#000000" draw:marker-end="a832" svg:stroke-opacity="100%" draw:stroke-linejoin="miter" svg:stroke-linecap="butt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2083in" svg:stroke-color="#000000" draw:marker-end="a892" svg:stroke-opacity="100%" draw:stroke-linejoin="miter" svg:stroke-linecap="but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5in" fo:padding-bottom="0.05in" fo:padding-left="0.1in" fo:padding-right="0.1in" draw:textarea-vertical-align="middle" draw:textarea-horizontal-align="center" draw:fill="solid" draw:fill-color="#ffe69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2">
      <style:graphic-properties draw:fill="none" draw:stroke="solid" svg:stroke-width="0.02083in" svg:stroke-color="#000000" draw:marker-end="a721" svg:stroke-opacity="100%" draw:stroke-linejoin="miter" svg:stroke-linecap="but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1389in" svg:stroke-color="#0d0d0d" svg:stroke-opacity="100%" draw:stroke-linejoin="miter" svg:stroke-linecap="but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8" draw:style-name="a356" draw:master-page-name="Master1-Layout1-title-Title-Slide" presentation:presentation-page-layout-name="Master1-PPL1" draw:id="Slide-273">
        <draw:frame draw:id="id63" draw:style-name="a360" draw:name="TextBox 3" svg:x="1.70313in" svg:y="0.21875in" svg:width="9.78646in" svg:height="0.70684in">
          <draw:text-box>
            <text:p text:style-name="a359" text:class-names="" text:cond-style-name=""><text:span text:style-name="a357" text:class-names="">Planning</text:span><text:span text:style-name="a358" text:class-names=""/></text:p>
          </draw:text-box>
          <svg:title/>
          <svg:desc/>
        </draw:frame>
        <draw:frame draw:id="id64" draw:style-name="a363" draw:name="Content Placeholder 2" svg:x="0.91667in" svg:y="1.9757in" svg:width="11.5in" svg:height="4.75868in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5" draw:style-name="a368" draw:name="TextBox 1" svg:x="1.04688in" svg:y="1.87153in" svg:width="1.04763in" svg:height="0.5722in">
          <draw:text-box>
            <text:list text:style-name="a367">
              <text:list-item>
                <text:p text:style-name="a366" text:class-names="" text:cond-style-name=""><text:span text:style-name="a364" text:class-names="">Jira</text:span><text:span text:style-name="a365" text:class-names=""/></text:p>
              </text:list-item>
            </text:list>
          </draw:text-box>
          <svg:title/>
          <svg:desc/>
        </draw:frame>
        <draw:frame draw:id="id66" draw:style-name="a372" draw:name="TextBox 2" svg:x="0.125in" svg:y="0.11979in" svg:width="0.35798in" svg:height="0.40391in">
          <draw:text-box>
            <text:p text:style-name="a371" text:class-names="" text:cond-style-name=""><text:span text:style-name="a369" text:class-names="">D</text:span><text:span text:style-name="a370" text:class-names=""/></text:p>
          </draw:text-box>
          <svg:title/>
          <svg:desc/>
        </draw:frame>
      </draw:page>
      <draw:page draw:name="Slide14" draw:style-name="a373" draw:master-page-name="Master1-Layout1-title-Title-Slide" presentation:presentation-page-layout-name="Master1-PPL1" draw:id="Slide-269">
        <draw:frame draw:id="id67" draw:style-name="a377" draw:name="TextBox 3" svg:x="1.70313in" svg:y="0.21875in" svg:width="9.78646in" svg:height="0.70684in">
          <draw:text-box>
            <text:p text:style-name="a376" text:class-names="" text:cond-style-name=""><text:span text:style-name="a374" text:class-names="">ERD</text:span><text:span text:style-name="a375" text:class-names=""/></text:p>
          </draw:text-box>
          <svg:title/>
          <svg:desc/>
        </draw:frame>
        <draw:connector draw:type="line" svg:x1="4.23563in" svg:y1="4.53159in" svg:x2="5.19993in" svg:y2="4.53159in" draw:id="id68" draw:style-name="a378" draw:name="Straight Connector 4">
          <svg:title/>
          <svg:desc/>
        </draw:connector>
        <draw:custom-shape svg:width="0.25225in" svg:height="0.24775in" draw:id="id69" draw:style-name="a381" draw:transform="translate(-0.12613in -0.12387in) rotate(-1.5708) translate(4.66851in 4.53158in)" draw:name="Isosceles Triangle 5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7.75376in" svg:y="3.02209in" svg:width="1.54054in" svg:height="1.48198in" draw:id="id70" draw:style-name="a390" draw:name="Rectangle 6">
          <svg:title/>
          <svg:desc/>
          <text:p text:style-name="a383" text:class-names="" text:cond-style-name=""><text:span text:style-name="a382" text:class-names="">comment_id</text:span></text:p>
          <text:p text:style-name="a385" text:class-names="" text:cond-style-name=""><text:span text:style-name="a384" text:class-names="">username</text:span></text:p>
          <text:p text:style-name="a387" text:class-names="" text:cond-style-name=""><text:span text:style-name="a386" text:class-names="">rating</text:span></text:p>
          <text:p text:style-name="a389" text:class-names="" text:cond-style-name=""><text:span text:style-name="a388" text:class-names="">bod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5376in" svg:y="2.68876in" svg:width="1.54054in" svg:height="0.33333in" draw:id="id71" draw:style-name="a393" draw:name="Rectangle 7">
          <svg:title/>
          <svg:desc/>
          <text:p text:style-name="a392" text:class-names="" text:cond-style-name=""><text:span text:style-name="a391" text:class-names="">com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8021in" svg:y="2.1063in" svg:width="2in" svg:height="3.68919in" draw:id="id72" draw:style-name="a418" draw:name="Rectangle 8">
          <svg:title/>
          <svg:desc/>
          <text:p text:style-name="a395" text:class-names="" text:cond-style-name=""><text:span text:style-name="a394" text:class-names="">booking_id</text:span></text:p>
          <text:p text:style-name="a397" text:class-names="" text:cond-style-name=""><text:span text:style-name="a396" text:class-names="">movie_id</text:span></text:p>
          <text:p text:style-name="a399" text:class-names="" text:cond-style-name=""><text:span text:style-name="a398" text:class-names="">movie_name</text:span></text:p>
          <text:p text:style-name="a401" text:class-names="" text:cond-style-name=""><text:span text:style-name="a400" text:class-names="">booking_time</text:span></text:p>
          <text:p text:style-name="a403" text:class-names="" text:cond-style-name=""><text:span text:style-name="a402" text:class-names="">(seat)</text:span></text:p>
          <text:p text:style-name="a405" text:class-names="" text:cond-style-name=""><text:span text:style-name="a404" text:class-names="">total_price</text:span></text:p>
          <text:p text:style-name="a407" text:class-names="" text:cond-style-name=""><text:span text:style-name="a406" text:class-names="">email_addres</text:span></text:p>
          <text:p text:style-name="a409" text:class-names="" text:cond-style-name=""><text:span text:style-name="a408" text:class-names="">phone_number</text:span></text:p>
          <text:p text:style-name="a411" text:class-names="" text:cond-style-name=""><text:span text:style-name="a410" text:class-names="">customer_name</text:span></text:p>
          <text:p text:style-name="a413" text:class-names="" text:cond-style-name=""><text:span text:style-name="a412" text:class-names="">adult_nr</text:span></text:p>
          <text:p text:style-name="a415" text:class-names="" text:cond-style-name=""><text:span text:style-name="a414" text:class-names="">child_nr</text:span></text:p>
          <text:p text:style-name="a417" text:class-names="" text:cond-style-name=""><text:span text:style-name="a416" text:class-names="">student_n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8021in" svg:y="1.77297in" svg:width="2in" svg:height="0.33333in" draw:id="id73" draw:style-name="a421" draw:name="Rectangle 9">
          <svg:title/>
          <svg:desc/>
          <text:p text:style-name="a420" text:class-names="" text:cond-style-name=""><text:span text:style-name="a419" text:class-names="">book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9993in" svg:y="4.36288in" svg:width="1.54054in" svg:height="0.85654in" draw:id="id74" draw:style-name="a431" draw:name="Rectangle 10">
          <svg:title/>
          <svg:desc/>
          <text:p text:style-name="a423" text:class-names="" text:cond-style-name=""><text:span text:style-name="a422" text:class-names="">movie_id</text:span></text:p>
          <text:p text:style-name="a427" text:class-names="" text:cond-style-name=""><text:span text:style-name="a424" text:class-names="">aPI</text:span><text:span text:style-name="a425" text:class-names="">_</text:span><text:span text:style-name="a426" text:class-names="">id</text:span></text:p>
          <text:p text:style-name="a430" text:class-names="" text:cond-style-name=""><text:span text:style-name="a428" text:class-names="">status</text:span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9993in" svg:y="4.02955in" svg:width="1.54054in" svg:height="0.33333in" draw:id="id75" draw:style-name="a434" draw:name="Rectangle 11">
          <svg:title/>
          <svg:desc/>
          <text:p text:style-name="a433" text:class-names="" text:cond-style-name=""><text:span text:style-name="a432" text:class-names="">movi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036in" svg:y="4.66681in" svg:width="1.62178in" svg:height="0.58058in" draw:id="id76" draw:style-name="a439" draw:name="Rectangle 12">
          <svg:title/>
          <svg:desc/>
          <text:p text:style-name="a436" text:class-names="" text:cond-style-name=""><text:span text:style-name="a435" text:class-names="">showTime_id</text:span></text:p>
          <text:p text:style-name="a438" text:class-names="" text:cond-style-name=""><text:span text:style-name="a437" text:class-names="">ti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036in" svg:y="4.33348in" svg:width="1.62178in" svg:height="0.33333in" draw:id="id77" draw:style-name="a442" draw:name="Rectangle 13">
          <svg:title/>
          <svg:desc/>
          <text:p text:style-name="a441" text:class-names="" text:cond-style-name=""><text:span text:style-name="a440" text:class-names="">showTim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3928in" svg:y="4.02955in" svg:width="1.57723in" svg:height="0.33333in" draw:id="id78" draw:style-name="a445" draw:name="Rectangle 14">
          <svg:title/>
          <svg:desc/>
          <text:p text:style-name="a444" text:class-names="" text:cond-style-name=""><text:span text:style-name="a443" text:class-names="">movie_li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0213in" svg:y1="4.83401in" svg:x2="3.03526in" svg:y2="4.83401in" draw:id="id79" draw:style-name="a446" draw:name="Straight Connector 15">
          <svg:title/>
          <svg:desc/>
        </draw:connector>
        <draw:custom-shape svg:width="0.25225in" svg:height="0.24775in" draw:id="id80" draw:style-name="a449" draw:transform="translate(-0.12613in -0.12387in) rotate(-4.71239) translate(3.01103in 4.83401in)" draw:name="Isosceles Triangle 1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03928in" svg:y="4.36288in" svg:width="1.57723in" svg:height="0.60787in" draw:id="id81" draw:style-name="a454" draw:name="Rectangle 17">
          <svg:title/>
          <svg:desc/>
          <text:p text:style-name="a451" text:class-names="" text:cond-style-name=""><text:span text:style-name="a450" text:class-names="">movie_id</text:span></text:p>
          <text:p text:style-name="a453" text:class-names="" text:cond-style-name=""><text:span text:style-name="a452" text:class-names="">showTime_i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57" draw:name="TextBox 26" svg:x="0.125in" svg:y="0.11979in" svg:width="0.33343in" svg:height="0.40391in">
          <draw:text-box>
            <text:p text:style-name="a456" text:class-names="" text:cond-style-name=""><text:span text:style-name="a455" text:class-names="">K</text:span></text:p>
          </draw:text-box>
          <svg:title/>
          <svg:desc/>
        </draw:frame>
      </draw:page>
      <draw:page draw:name="Slide15" draw:style-name="a458" draw:master-page-name="Master1-Layout2-obj-Title-and-Content" presentation:presentation-page-layout-name="Master1-PPL2" draw:id="Slide-270">
        <draw:frame draw:id="id83" presentation:style-name="a462" draw:name="Title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9" text:class-names="">APIs</text:span><text:span text:style-name="a460" text:class-names=""/></text:p>
          </draw:text-box>
          <svg:title/>
          <svg:desc/>
        </draw:frame>
        <draw:frame draw:id="id84" presentation:style-name="a492" draw:name="Content Placeholder 2" svg:x="0.91667in" svg:y="1.99653in" svg:width="11.5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Local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See ERD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/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<text:a xlink:href="http://www.omdbapi.com/" text:style-name="" text:visited-style-name="">http://www.omdbapi.com/</text:a></text:span><text:span text:style-name="a473" text:class-names=""/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Age restriction, actors, director, country/countries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/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<text:a xlink:href="https://developers.themoviedb.org/" text:style-name="" text:visited-style-name="">https://developers.themoviedb.org/</text:a></text:span><text:span text:style-name="a483" text:class-names=""/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Poster image, video link, release date, running time, title, description, user rating<text:s text:c="1"/>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  <draw:frame draw:id="id85" draw:style-name="a495" draw:name="TextBox 3" svg:x="0.125in" svg:y="0.11979in" svg:width="0.32467in" svg:height="0.40391in">
          <draw:text-box>
            <text:p text:style-name="a494" text:class-names="" text:cond-style-name=""><text:span text:style-name="a493" text:class-names="">T</text:span></text:p>
          </draw:text-box>
          <svg:title/>
          <svg:desc/>
        </draw:frame>
      </draw:page>
      <draw:page draw:name="Slide16" draw:style-name="a496" draw:master-page-name="Master1-Layout2-obj-Title-and-Content" presentation:presentation-page-layout-name="Master1-PPL2" draw:id="Slide-271">
        <draw:frame draw:id="id86" presentation:style-name="a500" draw:name="Title 1" svg:x="0.91667in" svg:y="0.39931in" svg:width="11.5in" svg:height="1.44965in" presentation:class="title" presentation:placeholder="false">
          <draw:text-box>
            <text:p text:style-name="a499" text:class-names="" text:cond-style-name=""><text:span text:style-name="a497" text:class-names="">More backend</text:span><text:span text:style-name="a498" text:class-names=""/></text:p>
          </draw:text-box>
          <svg:title/>
          <svg:desc/>
        </draw:frame>
        <draw:frame draw:id="id87" presentation:style-name="a521" draw:name="Content Placeholder 2" svg:x="0.91667in" svg:y="1.9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H2</text:span></text:p>
              </text:list-item>
            </text:list>
            <text:list text:style-name="a507">
              <text:list-item>
                <text:p text:style-name="a506" text:class-names="" text:cond-style-name=""><text:span text:style-name="a504" text:class-names="">Postman</text:span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esting (40 integration, 131 unit, no selenium yet)</text:span></text:p>
              </text:list-item>
            </text:list>
            <text:list text:style-name="a517">
              <text:list-item>
                <text:p text:style-name="a516" text:class-names="" text:cond-style-name=""><text:span text:style-name="a511" text:class-names="">Jenkins,</text:span><text:span text:style-name="a512" text:class-names=""><text:s text:c="1"/></text:span><text:span text:style-name="a513" text:class-names="">sonarqub</text:span><text:span text:style-name="a514" text:class-names="">e</text:span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  <draw:frame draw:id="id88" draw:style-name="a525" draw:name="TextBox 3" svg:x="0.125in" svg:y="0.11979in" svg:width="0.33343in" svg:height="0.40391in">
          <draw:text-box>
            <text:p text:style-name="a524" text:class-names="" text:cond-style-name=""><text:span text:style-name="a522" text:class-names="">K</text:span><text:span text:style-name="a523" text:class-names=""/></text:p>
          </draw:text-box>
          <svg:title/>
          <svg:desc/>
        </draw:frame>
      </draw:page>
      <draw:page draw:name="Slide1" draw:style-name="a526" draw:master-page-name="Master1-Layout1-title-Title-Slide" presentation:presentation-page-layout-name="Master1-PPL1" draw:id="Slide-256">
        <draw:custom-shape svg:x="2.92005in" svg:y="3.59897in" svg:width="7.17522in" svg:height="2.89037in" draw:id="id89" draw:style-name="a530" draw:name="Rectangle 20">
          <svg:title/>
          <svg:desc/>
          <text:p text:style-name="a529" text:class-names="" text:cond-style-name=""><text:span text:style-name="a527" text:class-names="">Flavour text</text:span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139in" svg:y="2.60843in" svg:width="7.9009in" svg:height="0.91234in" draw:id="id90" draw:style-name="a533" draw:name="Rectangle 21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522in" svg:y="2.93448in" svg:width="2.8183in" svg:height="0.27312in" draw:id="id91" draw:style-name="a536" draw:name="Rectangle 22">
          <svg:title/>
          <svg:desc/>
          <text:p text:style-name="a535" text:class-names="" text:cond-style-name=""><text:span text:style-name="a534" text:class-names="">Featured movi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3533in" svg:y1="2.50563in" svg:x2="2.70331in" svg:y2="4.49085in" draw:id="id92" draw:style-name="a537" draw:name="Straight Connector 24">
          <svg:title/>
          <svg:desc/>
        </draw:connector>
        <draw:frame draw:id="id93" draw:style-name="a540" draw:name="TextBox 25" svg:x="0.15129in" svg:y="1.81147in" svg:width="2.11823in" svg:height="0.70684in">
          <draw:text-box>
            <text:p text:style-name="a539" text:class-names="" text:cond-style-name=""><text:span text:style-name="a538" text:class-names="">NOT white background!!!</text:span></text:p>
          </draw:text-box>
          <svg:title/>
          <svg:desc/>
        </draw:frame>
        <draw:frame draw:id="id94" draw:style-name="a568" draw:name="TextBox 18" svg:x="10.57393in" svg:y="2.62247in" svg:width="2.6019in" svg:height="3.13027in">
          <draw:text-box>
            <text:p text:style-name="a542" text:class-names="" text:cond-style-name=""><text:span text:style-name="a541" text:class-names="">Home Page</text:span></text:p>
            <text:p text:style-name="a545" text:class-names="" text:cond-style-name=""><text:span text:style-name="a543" text:class-names="">The QA Cinemas site needs a home page. The home page shall:</text:span><text:span text:style-name="a544" text:class-names=""/></text:p>
            <text:list text:style-name="a549">
              <text:list-item>
                <text:p text:style-name="a548" text:class-names="" text:cond-style-name=""><text:span text:style-name="a546" text:class-names="">Be generally attractive</text:span><text:span text:style-name="a547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0" text:class-names="">The page shall be the default for the entire site</text:span><text:span text:style-name="a551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Starting from the home page, site users may navigate to other areas of the site</text:span><text:span text:style-name="a555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The site should have a picture or graphic evocative of the movies or the cinema on it</text:span><text:span text:style-name="a559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2" text:class-names="">Communicate to the viewer the purpose of the site</text:span><text:span text:style-name="a563" text:class-names=""/></text:p>
              </text:list-item>
            </text:list>
            <text:p text:style-name="a567" text:class-names="" text:cond-style-name=""><text:span text:style-name="a566" text:class-names=""/></text:p>
          </draw:text-box>
          <svg:title/>
          <svg:desc/>
        </draw:frame>
        <draw:frame draw:id="id95" draw:style-name="a572" draw:name="TextBox 20" svg:x="1.70313in" svg:y="0.21875in" svg:width="9.78646in" svg:height="0.70684in">
          <draw:text-box>
            <text:p text:style-name="a571" text:class-names="" text:cond-style-name=""><text:span text:style-name="a569" text:class-names="">Home Page</text:span><text:span text:style-name="a570" text:class-names=""/></text:p>
          </draw:text-box>
          <svg:title/>
          <svg:desc/>
        </draw:frame>
        <draw:g draw:name="Group 23" draw:id="id96">
          <svg:title/>
          <svg:desc/>
          <draw:custom-shape svg:x="2.44139in" svg:y="1.11261in" svg:width="7.9009in" svg:height="5.46397in" draw:id="id98" draw:style-name="a579" draw:name="Rectangle 3">
            <svg:title/>
            <svg:desc/>
            <text:p text:style-name="a578" text:class-names="" text:cond-style-name=""><text:span text:style-name="a5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99" draw:style-name="a582" draw:name="Rectangle 4">
            <svg:title/>
            <svg:desc/>
            <text:p text:style-name="a581" text:class-names="" text:cond-style-name=""><text:span text:style-name="a580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100" draw:style-name="a585" draw:name="Rectangle 9">
            <svg:title/>
            <svg:desc/>
            <text:p text:style-name="a584" text:class-names="" text:cond-style-name=""><text:span text:style-name="a583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101" draw:style-name="a588" draw:name="Rectangle 10">
            <svg:title/>
            <svg:desc/>
            <text:p text:style-name="a587" text:class-names="" text:cond-style-name=""><text:span text:style-name="a586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102" draw:style-name="a591" draw:name="Rectangle 11">
            <svg:title/>
            <svg:desc/>
            <text:p text:style-name="a590" text:class-names="" text:cond-style-name=""><text:span text:style-name="a589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103" draw:style-name="a594" draw:name="Rectangle 12">
            <svg:title/>
            <svg:desc/>
            <text:p text:style-name="a593" text:class-names="" text:cond-style-name=""><text:span text:style-name="a592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104" draw:style-name="a597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596" text:class-names="" text:cond-style-name=""><text:span text:style-name="a595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105" draw:style-name="a600" draw:name="Rectangle 14">
            <svg:title/>
            <svg:desc/>
            <text:p text:style-name="a599" text:class-names="" text:cond-style-name=""><text:span text:style-name="a598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106" draw:style-name="a603" draw:name="Rectangle 16">
            <svg:title/>
            <svg:desc/>
            <text:p text:style-name="a602" text:class-names="" text:cond-style-name=""><text:span text:style-name="a601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107" draw:style-name="a606" draw:name="Rectangle 17">
            <svg:title/>
            <svg:desc/>
            <text:p text:style-name="a605" text:class-names="" text:cond-style-name=""><text:span text:style-name="a604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108" draw:style-name="a609" draw:name="Rectangle 18">
            <svg:title/>
            <svg:desc/>
            <text:p text:style-name="a608" text:class-names="" text:cond-style-name=""><text:span text:style-name="a607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7" draw:style-name="a576" draw:name="TextBox 35" svg:x="0.125in" svg:y="0.11979in" svg:width="0.35798in" svg:height="0.40391in">
          <draw:text-box>
            <text:p text:style-name="a575" text:class-names="" text:cond-style-name=""><text:span text:style-name="a573" text:class-names="">D</text:span><text:span text:style-name="a574" text:class-names=""/></text:p>
          </draw:text-box>
          <svg:title/>
          <svg:desc/>
        </draw:frame>
      </draw:page>
      <draw:page draw:name="Slide12" draw:style-name="a610" draw:master-page-name="Master1-Layout2-obj-Title-and-Content" presentation:presentation-page-layout-name="Master1-PPL2" draw:id="Slide-267">
        <draw:custom-shape svg:x="4.51524in" svg:y="2.83205in" svg:width="3.64039in" svg:height="0.48768in" draw:id="id109" draw:style-name="a613" draw:name="Rectangle 28">
          <svg:title/>
          <svg:desc/>
          <text:p text:style-name="a612" text:class-names="" text:cond-style-name=""><text:span text:style-name="a611" text:class-names="">Getting He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511in" svg:y="3.61329in" svg:width="3.00575in" svg:height="2.52523in" draw:id="id110" draw:style-name="a616" draw:name="Rectangle 29">
          <svg:title/>
          <svg:desc/>
          <text:p text:style-name="a615" text:class-names="" text:cond-style-name=""><text:span text:style-name="a614" text:class-names="">ma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062in" svg:y="3.60506in" svg:width="3.52478in" svg:height="1.78961in" draw:id="id111" draw:style-name="a619" draw:name="Rectangle 30">
          <svg:title/>
          <svg:desc/>
          <text:p text:style-name="a618" text:class-names="" text:cond-style-name=""><text:span text:style-name="a617" text:class-names="">Description (station, accessibility etc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585in" svg:y="5.54766in" svg:width="3.04269in" svg:height="0.35468in" draw:id="id112" draw:style-name="a622" draw:name="Rectangle 31">
          <svg:title/>
          <svg:desc/>
          <text:p text:style-name="a621" text:class-names="" text:cond-style-name=""><text:span text:style-name="a620" text:class-names="">Take me to ma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26" draw:name="TextBox 28" svg:x="1.70313in" svg:y="0.21875in" svg:width="9.78646in" svg:height="0.70684in">
          <draw:text-box>
            <text:p text:style-name="a625" text:class-names="" text:cond-style-name=""><text:span text:style-name="a623" text:class-names="">Getting Here</text:span><text:span text:style-name="a624" text:class-names=""/></text:p>
          </draw:text-box>
          <svg:title/>
          <svg:desc/>
        </draw:frame>
        <draw:g draw:name="Group 30" draw:id="id114">
          <svg:title/>
          <svg:desc/>
          <draw:custom-shape svg:x="2.44139in" svg:y="1.11261in" svg:width="7.9009in" svg:height="5.46397in" draw:id="id117" draw:style-name="a673" draw:name="Rectangle 3">
            <svg:title/>
            <svg:desc/>
            <text:p text:style-name="a672" text:class-names="" text:cond-style-name=""><text:span text:style-name="a6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118" draw:style-name="a676" draw:name="Rectangle 4">
            <svg:title/>
            <svg:desc/>
            <text:p text:style-name="a675" text:class-names="" text:cond-style-name=""><text:span text:style-name="a674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119" draw:style-name="a679" draw:name="Rectangle 9">
            <svg:title/>
            <svg:desc/>
            <text:p text:style-name="a678" text:class-names="" text:cond-style-name=""><text:span text:style-name="a677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120" draw:style-name="a682" draw:name="Rectangle 10">
            <svg:title/>
            <svg:desc/>
            <text:p text:style-name="a681" text:class-names="" text:cond-style-name=""><text:span text:style-name="a680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121" draw:style-name="a685" draw:name="Rectangle 11">
            <svg:title/>
            <svg:desc/>
            <text:p text:style-name="a684" text:class-names="" text:cond-style-name=""><text:span text:style-name="a683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122" draw:style-name="a688" draw:name="Rectangle 12">
            <svg:title/>
            <svg:desc/>
            <text:p text:style-name="a687" text:class-names="" text:cond-style-name=""><text:span text:style-name="a686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123" draw:style-name="a691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690" text:class-names="" text:cond-style-name=""><text:span text:style-name="a689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124" draw:style-name="a694" draw:name="Rectangle 14">
            <svg:title/>
            <svg:desc/>
            <text:p text:style-name="a693" text:class-names="" text:cond-style-name=""><text:span text:style-name="a692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125" draw:style-name="a697" draw:name="Rectangle 16">
            <svg:title/>
            <svg:desc/>
            <text:p text:style-name="a696" text:class-names="" text:cond-style-name=""><text:span text:style-name="a695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126" draw:style-name="a700" draw:name="Rectangle 17">
            <svg:title/>
            <svg:desc/>
            <text:p text:style-name="a699" text:class-names="" text:cond-style-name=""><text:span text:style-name="a698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127" draw:style-name="a703" draw:name="Rectangle 18">
            <svg:title/>
            <svg:desc/>
            <text:p text:style-name="a702" text:class-names="" text:cond-style-name=""><text:span text:style-name="a701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5" draw:style-name="a666" draw:name="TextBox 42" svg:x="10.41667in" svg:y="2.55729in" svg:width="2.70313in" svg:height="3.13027in">
          <draw:text-box>
            <text:p text:style-name="a628" text:class-names="" text:cond-style-name=""><text:span text:style-name="a627" text:class-names="">Getting There</text:span></text:p>
            <text:p text:style-name="a631" text:class-names="" text:cond-style-name=""><text:span text:style-name="a629" text:class-names="">The site should include a page dedicated to the location of the cinema.</text:span><text:span text:style-name="a630" text:class-names=""/></text:p>
            <text:p text:style-name="a634" text:class-names="" text:cond-style-name=""><text:span text:style-name="a632" text:class-names="">The page is part of the overall site navigation<text:s text:c="1"/></text:span><text:span text:style-name="a633" text:class-names=""/></text:p>
            <text:p text:style-name="a638" text:class-names="" text:cond-style-name=""><text:span text:style-name="a635" text:class-names="">Include information on the following, as well as any other interesting and relevant<text:s text:c="1"/></text:span><text:span text:style-name="a636" text:class-names="">facts</text:span><text:span text:style-name="a637" text:class-names=""/></text:p>
            <text:list text:style-name="a644">
              <text:list-item>
                <text:p text:style-name="a643" text:class-names="" text:cond-style-name=""><text:span text:style-name="a639" text:class-names="">External<text:s text:c="1"/></text:span><text:span text:style-name="a640" text:class-names="">image of the<text:s text:c="1"/></text:span><text:span text:style-name="a641" text:class-names="">cinema</text:span><text:span text:style-name="a642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Address</text:span><text:span text:style-name="a646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9" text:class-names="">Directions<text:s text:c="1"/></text:span><text:span text:style-name="a650" text:class-names="">from bus/train<text:s text:c="1"/></text:span><text:span text:style-name="a651" text:class-names="">stations</text:span><text:span text:style-name="a652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Parking</text:span><text:span text:style-name="a656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59" text:class-names="">Google</text:span><text:span text:style-name="a660" text:class-names="">/Bing map</text:span><text:span text:style-name="a661" text:class-names=""/></text:p>
              </text:list-item>
            </text:list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16" draw:style-name="a670" draw:name="TextBox 43" svg:x="0.125in" svg:y="0.11979in" svg:width="0.41758in" svg:height="0.40391in">
          <draw:text-box>
            <text:p text:style-name="a669" text:class-names="" text:cond-style-name=""><text:span text:style-name="a667" text:class-names="">M</text:span><text:span text:style-name="a668" text:class-names=""/></text:p>
          </draw:text-box>
          <svg:title/>
          <svg:desc/>
        </draw:frame>
      </draw:page>
      <draw:page draw:name="Slide11" draw:style-name="a704" draw:master-page-name="Master1-Layout2-obj-Title-and-Content" presentation:presentation-page-layout-name="Master1-PPL2" draw:id="Slide-266">
        <draw:custom-shape svg:x="4.70331in" svg:y="2.4009in" svg:width="3.64039in" svg:height="0.48768in" draw:id="id128" draw:style-name="a707" draw:name="Rectangle 28">
          <svg:title/>
          <svg:desc/>
          <text:p text:style-name="a706" text:class-names="" text:cond-style-name=""><text:span text:style-name="a705" text:class-names="">What to 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818in" svg:y="3.18212in" svg:width="2.80385in" svg:height="1.8941in" draw:id="id129" draw:style-name="a710" draw:name="Rectangle 29">
          <svg:title/>
          <svg:desc/>
          <text:p text:style-name="a709" text:class-names="" text:cond-style-name=""><text:span text:style-name="a708" text:class-names="">ma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2548in" svg:y="3.17391in" svg:width="3.56158in" svg:height="1.44971in" draw:id="id130" draw:style-name="a713" draw:name="Rectangle 30">
          <svg:title/>
          <svg:desc/>
          <text:p text:style-name="a712" text:class-names="" text:cond-style-name=""><text:span text:style-name="a711" text:class-names="">Description (i.e. restauran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2547in" svg:y="4.72155in" svg:width="3.56158in" svg:height="0.35468in" draw:id="id131" draw:style-name="a716" draw:name="Rectangle 31">
          <svg:title/>
          <svg:desc/>
          <text:p text:style-name="a715" text:class-names="" text:cond-style-name=""><text:span text:style-name="a714" text:class-names="">Take me to ma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720" draw:name="TextBox 30" svg:x="1.70313in" svg:y="0.21875in" svg:width="9.78646in" svg:height="0.70684in">
          <draw:text-box>
            <text:p text:style-name="a719" text:class-names="" text:cond-style-name=""><text:span text:style-name="a717" text:class-names="">Planning your trip</text:span><text:span text:style-name="a718" text:class-names=""/></text:p>
          </draw:text-box>
          <svg:title/>
          <svg:desc/>
        </draw:frame>
        <draw:connector draw:type="line" svg:x1="2.69097in" svg:y1="5.89162in" svg:x2="2.69097in" svg:y2="6.3289in" draw:id="id133" draw:style-name="a722" draw:name="Straight Arrow Connector 35">
          <svg:title/>
          <svg:desc/>
        </draw:connector>
        <draw:frame draw:id="id134" draw:style-name="a726" draw:name="TextBox 36" svg:x="2.69097in" svg:y="5.98349in" svg:width="1.51051in" svg:height="0.40391in">
          <draw:text-box>
            <text:p text:style-name="a725" text:class-names="" text:cond-style-name=""><text:span text:style-name="a723" text:class-names="">Maybe more</text:span><text:span text:style-name="a724" text:class-names=""/></text:p>
          </draw:text-box>
          <svg:title/>
          <svg:desc/>
        </draw:frame>
        <draw:g draw:name="Group 46" draw:id="id135">
          <svg:title/>
          <svg:desc/>
          <draw:custom-shape svg:x="2.44139in" svg:y="1.11261in" svg:width="7.9009in" svg:height="5.46397in" draw:id="id140" draw:style-name="a778" draw:name="Rectangle 3">
            <svg:title/>
            <svg:desc/>
            <text:p text:style-name="a777" text:class-names="" text:cond-style-name=""><text:span text:style-name="a7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141" draw:style-name="a781" draw:name="Rectangle 4">
            <svg:title/>
            <svg:desc/>
            <text:p text:style-name="a780" text:class-names="" text:cond-style-name=""><text:span text:style-name="a779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142" draw:style-name="a784" draw:name="Rectangle 9">
            <svg:title/>
            <svg:desc/>
            <text:p text:style-name="a783" text:class-names="" text:cond-style-name=""><text:span text:style-name="a782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143" draw:style-name="a787" draw:name="Rectangle 10">
            <svg:title/>
            <svg:desc/>
            <text:p text:style-name="a786" text:class-names="" text:cond-style-name=""><text:span text:style-name="a785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144" draw:style-name="a790" draw:name="Rectangle 11">
            <svg:title/>
            <svg:desc/>
            <text:p text:style-name="a789" text:class-names="" text:cond-style-name=""><text:span text:style-name="a788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145" draw:style-name="a793" draw:name="Rectangle 12">
            <svg:title/>
            <svg:desc/>
            <text:p text:style-name="a792" text:class-names="" text:cond-style-name=""><text:span text:style-name="a791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146" draw:style-name="a796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795" text:class-names="" text:cond-style-name=""><text:span text:style-name="a794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147" draw:style-name="a799" draw:name="Rectangle 14">
            <svg:title/>
            <svg:desc/>
            <text:p text:style-name="a798" text:class-names="" text:cond-style-name=""><text:span text:style-name="a797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148" draw:style-name="a802" draw:name="Rectangle 16">
            <svg:title/>
            <svg:desc/>
            <text:p text:style-name="a801" text:class-names="" text:cond-style-name=""><text:span text:style-name="a800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149" draw:style-name="a805" draw:name="Rectangle 17">
            <svg:title/>
            <svg:desc/>
            <text:p text:style-name="a804" text:class-names="" text:cond-style-name=""><text:span text:style-name="a803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150" draw:style-name="a808" draw:name="Rectangle 18">
            <svg:title/>
            <svg:desc/>
            <text:p text:style-name="a807" text:class-names="" text:cond-style-name=""><text:span text:style-name="a806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3.32562in" svg:y="5.27445in" svg:width="3.64034in" svg:height="1.11296in" draw:id="id136" draw:style-name="a729" draw:name="Rectangle 30">
          <svg:title/>
          <svg:desc/>
          <text:p text:style-name="a728" text:class-names="" text:cond-style-name=""><text:span text:style-name="a727" text:class-names="">Description (i.e. restaurant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7292in" svg:y="5.28043in" svg:width="2.71413in" svg:height="1.29615in" draw:id="id137" draw:style-name="a732" draw:name="Rectangle 29">
          <svg:title/>
          <svg:desc/>
          <text:p text:style-name="a731" text:class-names="" text:cond-style-name=""><text:span text:style-name="a730" text:class-names="">ma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771" draw:name="TextBox 60" svg:x="10.50539in" svg:y="2.35923in" svg:width="2.70833in" svg:height="3.33223in">
          <draw:text-box>
            <text:p text:style-name="a734" text:class-names="" text:cond-style-name=""><text:span text:style-name="a733" text:class-names="">Places to Go</text:span></text:p>
            <text:p text:style-name="a737" text:class-names="" text:cond-style-name=""><text:span text:style-name="a735" text:class-names="">The site should include information about local venues where customers can visit before or after the movie.</text:span><text:span text:style-name="a736" text:class-names=""/></text:p>
            <text:p text:style-name="a740" text:class-names="" text:cond-style-name=""><text:span text:style-name="a738" text:class-names="">The page is part of the overall site navigation</text:span><text:span text:style-name="a739" text:class-names=""/></text:p>
            <text:p text:style-name="a743" text:class-names="" text:cond-style-name=""><text:span text:style-name="a741" text:class-names="">Venues can include bars and restaurants</text:span><text:span text:style-name="a742" text:class-names=""/></text:p>
            <text:p text:style-name="a747" text:class-names="" text:cond-style-name=""><text:span text:style-name="a744" text:class-names="">Each venue should include the following information</text:span><text:span text:style-name="a745" text:class-names="">:</text:span><text:span text:style-name="a746" text:class-names=""/></text:p>
            <text:list text:style-name="a753">
              <text:list-item>
                <text:p text:style-name="a752" text:class-names="" text:cond-style-name=""><text:span text:style-name="a748" text:class-names="">Image<text:s text:c="1"/></text:span><text:span text:style-name="a749" text:class-names="">of the venue (inside or out</text:span><text:span text:style-name="a750" text:class-names="">)</text:span><text:span text:style-name="a751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4" text:class-names="">Description</text:span><text:span text:style-name="a755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58" text:class-names="">Details<text:s text:c="1"/></text:span><text:span text:style-name="a759" text:class-names="">of any offers relating to the<text:s text:c="1"/></text:span><text:span text:style-name="a760" text:class-names="">cinema</text:span><text:span text:style-name="a761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4" text:class-names="">Contact<text:s text:c="1"/></text:span><text:span text:style-name="a765" text:class-names="">details</text:span><text:span text:style-name="a766" text:class-names=""/></text:p>
              </text:list-item>
            </text:list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9" draw:style-name="a775" draw:name="TextBox 61" svg:x="0.125in" svg:y="0.11979in" svg:width="0.41758in" svg:height="0.40391in">
          <draw:text-box>
            <text:p text:style-name="a774" text:class-names="" text:cond-style-name=""><text:span text:style-name="a772" text:class-names="">M</text:span><text:span text:style-name="a773" text:class-names=""/></text:p>
          </draw:text-box>
          <svg:title/>
          <svg:desc/>
        </draw:frame>
      </draw:page>
      <draw:page draw:name="Slide10" draw:style-name="a809" draw:master-page-name="Master1-Layout2-obj-Title-and-Content" presentation:presentation-page-layout-name="Master1-PPL2" draw:id="Slide-265">
        <draw:custom-shape svg:x="2.82851in" svg:y="2.96433in" svg:width="7.08222in" svg:height="3.10394in" draw:id="id151" draw:style-name="a812" draw:name="Rectangle 28">
          <svg:title/>
          <svg:desc/>
          <text:p text:style-name="a811" text:class-names="" text:cond-style-name=""><text:span text:style-name="a810" text:class-names="">More inf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2851in" svg:y="2.50128in" svg:width="7.08222in" svg:height="0.28287in" draw:id="id152" draw:style-name="a815" draw:name="Rectangle 29">
          <svg:title/>
          <svg:desc/>
          <text:p text:style-name="a814" text:class-names="" text:cond-style-name=""><text:span text:style-name="a813" text:class-names="">Opening tim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831" draw:name="TextBox 25" svg:x="10.78125in" svg:y="2.98669in" svg:width="2.31771in" svg:height="1.91855in">
          <draw:text-box>
            <text:p text:style-name="a817" text:class-names="" text:cond-style-name=""><text:span text:style-name="a816" text:class-names="">Opening Times</text:span></text:p>
            <text:p text:style-name="a820" text:class-names="" text:cond-style-name=""><text:span text:style-name="a818" text:class-names="">The site has a dedicated page to list the opening times.<text:s text:c="1"/></text:span><text:span text:style-name="a819" text:class-names=""/></text:p>
            <text:list text:style-name="a824">
              <text:list-item>
                <text:p text:style-name="a823" text:class-names="" text:cond-style-name=""><text:span text:style-name="a821" text:class-names="">The page is part of the overall site navigation</text:span><text:span text:style-name="a822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The page has details about the opening times of the cinema.</text:span><text:span text:style-name="a826" text:class-names=""/></text:p>
              </text:list-item>
            </text:list>
            <text:p text:style-name="a830" text:class-names="" text:cond-style-name=""><text:span text:style-name="a829" text:class-names=""/></text:p>
          </draw:text-box>
          <svg:title/>
          <svg:desc/>
        </draw:frame>
        <draw:connector draw:type="line" svg:x1="2.89931in" svg:y1="6.00253in" svg:x2="2.89931in" svg:y2="6.43982in" draw:id="id154" draw:style-name="a833" draw:name="Straight Arrow Connector 35">
          <svg:title/>
          <svg:desc/>
        </draw:connector>
        <draw:frame draw:id="id155" draw:style-name="a837" draw:name="TextBox 36" svg:x="2.89931in" svg:y="6.0944in" svg:width="1.51051in" svg:height="0.40391in">
          <draw:text-box>
            <text:p text:style-name="a836" text:class-names="" text:cond-style-name=""><text:span text:style-name="a834" text:class-names="">Maybe more</text:span><text:span text:style-name="a835" text:class-names=""/></text:p>
          </draw:text-box>
          <svg:title/>
          <svg:desc/>
        </draw:frame>
        <draw:g draw:name="Group 28" draw:id="id156">
          <svg:title/>
          <svg:desc/>
          <draw:custom-shape svg:x="2.44139in" svg:y="1.11261in" svg:width="7.9009in" svg:height="5.46397in" draw:id="id159" draw:style-name="a848" draw:name="Rectangle 3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160" draw:style-name="a851" draw:name="Rectangle 4">
            <svg:title/>
            <svg:desc/>
            <text:p text:style-name="a850" text:class-names="" text:cond-style-name=""><text:span text:style-name="a849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161" draw:style-name="a854" draw:name="Rectangle 9">
            <svg:title/>
            <svg:desc/>
            <text:p text:style-name="a853" text:class-names="" text:cond-style-name=""><text:span text:style-name="a852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162" draw:style-name="a857" draw:name="Rectangle 10">
            <svg:title/>
            <svg:desc/>
            <text:p text:style-name="a856" text:class-names="" text:cond-style-name=""><text:span text:style-name="a855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163" draw:style-name="a860" draw:name="Rectangle 11">
            <svg:title/>
            <svg:desc/>
            <text:p text:style-name="a859" text:class-names="" text:cond-style-name=""><text:span text:style-name="a858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164" draw:style-name="a863" draw:name="Rectangle 12">
            <svg:title/>
            <svg:desc/>
            <text:p text:style-name="a862" text:class-names="" text:cond-style-name=""><text:span text:style-name="a861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165" draw:style-name="a866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865" text:class-names="" text:cond-style-name=""><text:span text:style-name="a864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166" draw:style-name="a869" draw:name="Rectangle 14">
            <svg:title/>
            <svg:desc/>
            <text:p text:style-name="a868" text:class-names="" text:cond-style-name=""><text:span text:style-name="a867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167" draw:style-name="a872" draw:name="Rectangle 16">
            <svg:title/>
            <svg:desc/>
            <text:p text:style-name="a871" text:class-names="" text:cond-style-name=""><text:span text:style-name="a870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168" draw:style-name="a875" draw:name="Rectangle 17">
            <svg:title/>
            <svg:desc/>
            <text:p text:style-name="a874" text:class-names="" text:cond-style-name=""><text:span text:style-name="a873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169" draw:style-name="a878" draw:name="Rectangle 18">
            <svg:title/>
            <svg:desc/>
            <text:p text:style-name="a877" text:class-names="" text:cond-style-name=""><text:span text:style-name="a876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7" draw:style-name="a841" draw:name="TextBox 40" svg:x="1.70313in" svg:y="0.21875in" svg:width="9.78646in" svg:height="0.70684in">
          <draw:text-box>
            <text:p text:style-name="a840" text:class-names="" text:cond-style-name=""><text:span text:style-name="a838" text:class-names="">About</text:span><text:span text:style-name="a839" text:class-names=""/></text:p>
          </draw:text-box>
          <svg:title/>
          <svg:desc/>
        </draw:frame>
        <draw:frame draw:id="id158" draw:style-name="a845" draw:name="TextBox 41" svg:x="0.125in" svg:y="0.11979in" svg:width="0.41758in" svg:height="0.40391in">
          <draw:text-box>
            <text:p text:style-name="a844" text:class-names="" text:cond-style-name=""><text:span text:style-name="a842" text:class-names="">M</text:span><text:span text:style-name="a843" text:class-names=""/></text:p>
          </draw:text-box>
          <svg:title/>
          <svg:desc/>
        </draw:frame>
      </draw:page>
      <draw:page draw:name="Slide8" draw:style-name="a879" draw:master-page-name="Master1-Layout2-obj-Title-and-Content" presentation:presentation-page-layout-name="Master1-PPL2" draw:id="Slide-263">
        <draw:custom-shape svg:x="2.8316in" svg:y="2.55576in" svg:width="2.98872in" svg:height="3.52248in" draw:id="id170" draw:style-name="a882" draw:name="Rectangle 31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633in" svg:y="2.67399in" svg:width="2.64844in" svg:height="1.03268in" draw:id="id171" draw:style-name="a885" draw:name="Rectangle 32">
          <svg:title/>
          <svg:desc/>
          <text:p text:style-name="a884" text:class-names="" text:cond-style-name=""><text:span text:style-name="a883" text:class-names="">Standa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766in" svg:y="2.4972in" svg:width="3.95566in" svg:height="3.58104in" draw:id="id172" draw:style-name="a888" draw:name="Rectangle 33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419in" svg:y="2.61543in" svg:width="3.73105in" svg:height="1.04984in" draw:id="id173" draw:style-name="a891" draw:name="Rectangle 34">
          <svg:title/>
          <svg:desc/>
          <text:p text:style-name="a890" text:class-names="" text:cond-style-name=""><text:span text:style-name="a889" text:class-names="">Premiu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7538in" svg:y1="6.00739in" svg:x2="2.7538in" svg:y2="6.44467in" draw:id="id174" draw:style-name="a893" draw:name="Straight Arrow Connector 35">
          <svg:title/>
          <svg:desc/>
        </draw:connector>
        <draw:frame draw:id="id175" draw:style-name="a897" draw:name="TextBox 36" svg:x="2.7538in" svg:y="6.09926in" svg:width="1.51051in" svg:height="0.40391in">
          <draw:text-box>
            <text:p text:style-name="a896" text:class-names="" text:cond-style-name=""><text:span text:style-name="a894" text:class-names="">Maybe more</text:span><text:span text:style-name="a895" text:class-names=""/></text:p>
          </draw:text-box>
          <svg:title/>
          <svg:desc/>
        </draw:frame>
        <draw:g draw:name="Group 29" draw:id="id176">
          <svg:title/>
          <svg:desc/>
          <draw:custom-shape svg:x="2.44139in" svg:y="1.11261in" svg:width="7.9009in" svg:height="5.46397in" draw:id="id180" draw:style-name="a932" draw:name="Rectangle 3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181" draw:style-name="a935" draw:name="Rectangle 4">
            <svg:title/>
            <svg:desc/>
            <text:p text:style-name="a934" text:class-names="" text:cond-style-name=""><text:span text:style-name="a933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182" draw:style-name="a938" draw:name="Rectangle 9">
            <svg:title/>
            <svg:desc/>
            <text:p text:style-name="a937" text:class-names="" text:cond-style-name=""><text:span text:style-name="a936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183" draw:style-name="a941" draw:name="Rectangle 10">
            <svg:title/>
            <svg:desc/>
            <text:p text:style-name="a940" text:class-names="" text:cond-style-name=""><text:span text:style-name="a939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184" draw:style-name="a944" draw:name="Rectangle 11">
            <svg:title/>
            <svg:desc/>
            <text:p text:style-name="a943" text:class-names="" text:cond-style-name=""><text:span text:style-name="a942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185" draw:style-name="a947" draw:name="Rectangle 12">
            <svg:title/>
            <svg:desc/>
            <text:p text:style-name="a946" text:class-names="" text:cond-style-name=""><text:span text:style-name="a945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186" draw:style-name="a950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949" text:class-names="" text:cond-style-name=""><text:span text:style-name="a948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187" draw:style-name="a953" draw:name="Rectangle 14">
            <svg:title/>
            <svg:desc/>
            <text:p text:style-name="a952" text:class-names="" text:cond-style-name=""><text:span text:style-name="a951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188" draw:style-name="a956" draw:name="Rectangle 16">
            <svg:title/>
            <svg:desc/>
            <text:p text:style-name="a955" text:class-names="" text:cond-style-name=""><text:span text:style-name="a954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189" draw:style-name="a959" draw:name="Rectangle 17">
            <svg:title/>
            <svg:desc/>
            <text:p text:style-name="a958" text:class-names="" text:cond-style-name=""><text:span text:style-name="a957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190" draw:style-name="a962" draw:name="Rectangle 18">
            <svg:title/>
            <svg:desc/>
            <text:p text:style-name="a961" text:class-names="" text:cond-style-name=""><text:span text:style-name="a960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77" draw:style-name="a901" draw:name="TextBox 41" svg:x="1.70313in" svg:y="0.21875in" svg:width="9.78646in" svg:height="0.70684in">
          <draw:text-box>
            <text:p text:style-name="a900" text:class-names="" text:cond-style-name=""><text:span text:style-name="a898" text:class-names="">Screens</text:span><text:span text:style-name="a899" text:class-names=""/></text:p>
          </draw:text-box>
          <svg:title/>
          <svg:desc/>
        </draw:frame>
        <draw:frame draw:id="id178" draw:style-name="a925" draw:name="TextBox 42" svg:x="10.57292in" svg:y="2.55576in" svg:width="2.59896in" svg:height="2.72637in">
          <draw:text-box>
            <text:p text:style-name="a903" text:class-names="" text:cond-style-name=""><text:span text:style-name="a902" text:class-names="">Screens</text:span></text:p>
            <text:p text:style-name="a906" text:class-names="" text:cond-style-name=""><text:span text:style-name="a904" text:class-names="">The site has a page dedicated to the screens</text:span><text:span text:style-name="a905" text:class-names=""/></text:p>
            <text:list text:style-name="a910">
              <text:list-item>
                <text:p text:style-name="a909" text:class-names="" text:cond-style-name=""><text:span text:style-name="a907" text:class-names="">Include image of the seating plan of the standard screen</text:span><text:span text:style-name="a908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Include an image showing the décor for the standard screen</text:span><text:span text:style-name="a912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Include image of the seating plan of the deluxe “Directors Box” screen</text:span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Include an image showing the décor for the deluxe screen</text:span><text:span text:style-name="a920" text:class-names=""/></text:p>
              </text:list-item>
            </text:list>
            <text:p text:style-name="a924" text:class-names="" text:cond-style-name=""><text:span text:style-name="a923" text:class-names=""/></text:p>
          </draw:text-box>
          <svg:title/>
          <svg:desc/>
        </draw:frame>
        <draw:frame draw:id="id179" draw:style-name="a929" draw:name="TextBox 43" svg:x="0.125in" svg:y="0.11979in" svg:width="0.32467in" svg:height="0.40391in">
          <draw:text-box>
            <text:p text:style-name="a928" text:class-names="" text:cond-style-name=""><text:span text:style-name="a926" text:class-names="">T</text:span><text:span text:style-name="a927" text:class-names=""/></text:p>
          </draw:text-box>
          <svg:title/>
          <svg:desc/>
        </draw:frame>
      </draw:page>
      <draw:page draw:name="Slide2" draw:style-name="a963" draw:master-page-name="Master1-Layout2-obj-Title-and-Content" presentation:presentation-page-layout-name="Master1-PPL2" draw:id="Slide-257">
        <draw:custom-shape svg:x="2.9549in" svg:y="2.8018in" svg:width="6.91441in" svg:height="1.37838in" draw:id="id191" draw:style-name="a966" draw:name="Rectangle 16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499in" svg:y="2.86936in" svg:width="1.65315in" svg:height="1.21171in" draw:id="id192" draw:style-name="a969" draw:name="Rectangle 17">
          <svg:title/>
          <svg:desc/>
          <text:p text:style-name="a968" text:class-names="" text:cond-style-name=""><text:span text:style-name="a967" text:class-names="">Star wars 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49in" svg:y="4.29729in" svg:width="6.91441in" svg:height="1.37838in" draw:id="id193" draw:style-name="a972" draw:name="Rectangle 18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499in" svg:y="4.36486in" svg:width="1.65315in" svg:height="1.21171in" draw:id="id194" draw:style-name="a975" draw:name="Rectangle 19">
          <svg:title/>
          <svg:desc/>
          <text:p text:style-name="a974" text:class-names="" text:cond-style-name=""><text:span text:style-name="a973" text:class-names="">Pirates of the Caribbea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354in" svg:y="2.86936in" svg:width="1.89655in" svg:height="0.31882in" draw:id="id195" draw:style-name="a978" draw:name="Rectangle 24">
          <svg:title/>
          <svg:desc/>
          <text:p text:style-name="a977" text:class-names="" text:cond-style-name=""><text:span text:style-name="a976" text:class-names="">Tit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906in" svg:y="2.89189in" svg:width="2.62251in" svg:height="1.18919in" draw:id="id196" draw:style-name="a981" draw:name="Rectangle 25">
          <svg:title/>
          <svg:desc/>
          <text:p text:style-name="a980" text:class-names="" text:cond-style-name=""><text:span text:style-name="a979" text:class-names="">deta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3.31384in" svg:width="1.17506in" svg:height="0.34527in" draw:id="id197" draw:style-name="a984" draw:name="Rectangle 26">
          <svg:title/>
          <svg:desc/>
          <text:p text:style-name="a983" text:class-names="" text:cond-style-name=""><text:span text:style-name="a982" text:class-names="">Time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3.64417in" svg:width="1.17506in" svg:height="0.34527in" draw:id="id198" draw:style-name="a987" draw:name="Rectangle 27">
          <svg:title/>
          <svg:desc/>
          <text:p text:style-name="a986" text:class-names="" text:cond-style-name=""><text:span text:style-name="a985" text:class-names="">Tim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354in" svg:y="4.36486in" svg:width="1.89655in" svg:height="0.31882in" draw:id="id199" draw:style-name="a990" draw:name="Rectangle 28">
          <svg:title/>
          <svg:desc/>
          <text:p text:style-name="a989" text:class-names="" text:cond-style-name=""><text:span text:style-name="a988" text:class-names="">Tit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906in" svg:y="4.38738in" svg:width="2.62251in" svg:height="1.18919in" draw:id="id200" draw:style-name="a993" draw:name="Rectangle 29">
          <svg:title/>
          <svg:desc/>
          <text:p text:style-name="a992" text:class-names="" text:cond-style-name=""><text:span text:style-name="a991" text:class-names="">deta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4.80934in" svg:width="1.17506in" svg:height="0.34527in" draw:id="id201" draw:style-name="a996" draw:name="Rectangle 30">
          <svg:title/>
          <svg:desc/>
          <text:p text:style-name="a995" text:class-names="" text:cond-style-name=""><text:span text:style-name="a994" text:class-names="">Time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5.13967in" svg:width="1.17506in" svg:height="0.34527in" draw:id="id202" draw:style-name="a999" draw:name="Rectangle 31">
          <svg:title/>
          <svg:desc/>
          <text:p text:style-name="a998" text:class-names="" text:cond-style-name=""><text:span text:style-name="a997" text:class-names="">Tim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8576in" svg:y1="5.87784in" svg:x2="3.68576in" svg:y2="6.48868in" draw:id="id203" draw:style-name="a1001" draw:name="Straight Arrow Connector 35">
          <svg:title/>
          <svg:desc/>
        </draw:connector>
        <draw:frame draw:id="id204" draw:style-name="a1004" draw:name="TextBox 36" svg:x="3.68576in" svg:y="5.96971in" svg:width="1.607in" svg:height="0.40391in">
          <draw:text-box>
            <text:p text:style-name="a1003" text:class-names="" text:cond-style-name=""><text:span text:style-name="a1002" text:class-names="">More movies<text:s text:c="1"/></text:span></text:p>
          </draw:text-box>
          <svg:title/>
          <svg:desc/>
        </draw:frame>
        <draw:g draw:name="Group 42" draw:id="id205">
          <svg:title/>
          <svg:desc/>
          <draw:custom-shape svg:x="2.44139in" svg:y="1.11261in" svg:width="7.9009in" svg:height="5.46397in" draw:id="id209" draw:style-name="a1039" draw:name="Rectangle 3">
            <svg:title/>
            <svg:desc/>
            <text:p text:style-name="a1038" text:class-names="" text:cond-style-name=""><text:span text:style-name="a10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210" draw:style-name="a1042" draw:name="Rectangle 4">
            <svg:title/>
            <svg:desc/>
            <text:p text:style-name="a1041" text:class-names="" text:cond-style-name=""><text:span text:style-name="a1040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211" draw:style-name="a1045" draw:name="Rectangle 9">
            <svg:title/>
            <svg:desc/>
            <text:p text:style-name="a1044" text:class-names="" text:cond-style-name=""><text:span text:style-name="a1043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212" draw:style-name="a1048" draw:name="Rectangle 10">
            <svg:title/>
            <svg:desc/>
            <text:p text:style-name="a1047" text:class-names="" text:cond-style-name=""><text:span text:style-name="a1046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213" draw:style-name="a1051" draw:name="Rectangle 11">
            <svg:title/>
            <svg:desc/>
            <text:p text:style-name="a1050" text:class-names="" text:cond-style-name=""><text:span text:style-name="a1049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214" draw:style-name="a1054" draw:name="Rectangle 12">
            <svg:title/>
            <svg:desc/>
            <text:p text:style-name="a1053" text:class-names="" text:cond-style-name=""><text:span text:style-name="a1052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215" draw:style-name="a1057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056" text:class-names="" text:cond-style-name=""><text:span text:style-name="a1055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216" draw:style-name="a1060" draw:name="Rectangle 14">
            <svg:title/>
            <svg:desc/>
            <text:p text:style-name="a1059" text:class-names="" text:cond-style-name=""><text:span text:style-name="a1058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217" draw:style-name="a1063" draw:name="Rectangle 16">
            <svg:title/>
            <svg:desc/>
            <text:p text:style-name="a1062" text:class-names="" text:cond-style-name=""><text:span text:style-name="a1061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218" draw:style-name="a1066" draw:name="Rectangle 17">
            <svg:title/>
            <svg:desc/>
            <text:p text:style-name="a1065" text:class-names="" text:cond-style-name=""><text:span text:style-name="a1064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219" draw:style-name="a1069" draw:name="Rectangle 18">
            <svg:title/>
            <svg:desc/>
            <text:p text:style-name="a1068" text:class-names="" text:cond-style-name=""><text:span text:style-name="a1067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06" draw:style-name="a1028" draw:name="TextBox 38" svg:x="10.34229in" svg:y="2.30997in" svg:width="2.87419in" svg:height="2.52441in">
          <draw:text-box>
            <text:p text:style-name="a1006" text:class-names="" text:cond-style-name=""><text:span text:style-name="a1005" text:class-names="">Listings Gallery</text:span></text:p>
            <text:p text:style-name="a1009" text:class-names="" text:cond-style-name=""><text:span text:style-name="a1007" text:class-names="">The site should include an image gallery posters for the movies currently showing.</text:span><text:span text:style-name="a1008" text:class-names=""/></text:p>
            <text:list text:style-name="a1013">
              <text:list-item>
                <text:p text:style-name="a1012" text:class-names="" text:cond-style-name=""><text:span text:style-name="a1010" text:class-names="">The gallery is part of the overall site navigation</text:span><text:span text:style-name="a1011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At least 4 different movie images</text:span><text:span text:style-name="a1015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8" text:class-names="">Each image appears on its own page</text:span><text:span text:style-name="a1019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Each image has supporting text including Title, actors, director and showing times</text:span><text:span text:style-name="a1023" text:class-names=""/></text:p>
              </text:list-item>
            </text:list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207" draw:style-name="a1032" draw:name="TextBox 41" svg:x="1.70313in" svg:y="0.21875in" svg:width="9.78646in" svg:height="0.70684in">
          <draw:text-box>
            <text:p text:style-name="a1031" text:class-names="" text:cond-style-name=""><text:span text:style-name="a1029" text:class-names="">Movie List: Showing</text:span><text:span text:style-name="a1030" text:class-names=""/></text:p>
          </draw:text-box>
          <svg:title/>
          <svg:desc/>
        </draw:frame>
        <draw:frame draw:id="id208" draw:style-name="a1036" draw:name="TextBox 43" svg:x="0.125in" svg:y="0.11979in" svg:width="0.33343in" svg:height="0.40391in">
          <draw:text-box>
            <text:p text:style-name="a1035" text:class-names="" text:cond-style-name=""><text:span text:style-name="a1033" text:class-names="">K</text:span><text:span text:style-name="a1034" text:class-names=""/></text:p>
          </draw:text-box>
          <svg:title/>
          <svg:desc/>
        </draw:frame>
      </draw:page>
      <draw:page draw:name="Slide9" draw:style-name="a1070" draw:master-page-name="Master1-Layout2-obj-Title-and-Content" presentation:presentation-page-layout-name="Master1-PPL2" draw:id="Slide-264">
        <draw:custom-shape svg:x="2.44139in" svg:y="1.11261in" svg:width="7.9009in" svg:height="5.46397in" draw:id="id220" draw:style-name="a1073" draw:name="Rectangle 3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796in" svg:y="1.38738in" svg:width="2.23874in" svg:height="0.53153in" draw:id="id221" draw:style-name="a1076" draw:name="Rectangle 4">
          <svg:title/>
          <svg:desc/>
          <text:p text:style-name="a1075" text:class-names="" text:cond-style-name=""><text:span text:style-name="a1074" text:class-names="">Logo, 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49in" svg:y="2.8018in" svg:width="6.91441in" svg:height="1.37838in" draw:id="id222" draw:style-name="a1079" draw:name="Rectangle 16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499in" svg:y="2.86936in" svg:width="1.65315in" svg:height="1.21171in" draw:id="id223" draw:style-name="a1083" draw:name="Rectangle 17">
          <svg:title/>
          <svg:desc/>
          <text:p text:style-name="a1082" text:class-names="" text:cond-style-name=""><text:span text:style-name="a1080" text:class-names="">image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49in" svg:y="4.29729in" svg:width="6.91441in" svg:height="1.37838in" draw:id="id224" draw:style-name="a1086" draw:name="Rectangle 18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4499in" svg:y="4.36486in" svg:width="1.65315in" svg:height="1.21171in" draw:id="id225" draw:style-name="a1090" draw:name="Rectangle 19">
          <svg:title/>
          <svg:desc/>
          <text:p text:style-name="a1089" text:class-names="" text:cond-style-name=""><text:span text:style-name="a1087" text:class-names="">image</text:span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354in" svg:y="2.86936in" svg:width="1.89655in" svg:height="0.31882in" draw:id="id226" draw:style-name="a1093" draw:name="Rectangle 24">
          <svg:title/>
          <svg:desc/>
          <text:p text:style-name="a1092" text:class-names="" text:cond-style-name=""><text:span text:style-name="a1091" text:class-names="">Tit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906in" svg:y="2.89189in" svg:width="2.62251in" svg:height="1.18919in" draw:id="id227" draw:style-name="a1096" draw:name="Rectangle 25">
          <svg:title/>
          <svg:desc/>
          <text:p text:style-name="a1095" text:class-names="" text:cond-style-name=""><text:span text:style-name="a1094" text:class-names="">deta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3.31384in" svg:width="1.17506in" svg:height="0.34527in" draw:id="id228" draw:style-name="a1099" draw:name="Rectangle 26">
          <svg:title/>
          <svg:desc/>
          <text:p text:style-name="a1098" text:class-names="" text:cond-style-name=""><text:span text:style-name="a1097" text:class-names="">Time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3.64417in" svg:width="1.17506in" svg:height="0.34527in" draw:id="id229" draw:style-name="a1102" draw:name="Rectangle 27">
          <svg:title/>
          <svg:desc/>
          <text:p text:style-name="a1101" text:class-names="" text:cond-style-name=""><text:span text:style-name="a1100" text:class-names="">Tim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354in" svg:y="4.36486in" svg:width="1.89655in" svg:height="0.31882in" draw:id="id230" draw:style-name="a1105" draw:name="Rectangle 28">
          <svg:title/>
          <svg:desc/>
          <text:p text:style-name="a1104" text:class-names="" text:cond-style-name=""><text:span text:style-name="a1103" text:class-names="">Tit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906in" svg:y="4.38738in" svg:width="2.62251in" svg:height="1.18919in" draw:id="id231" draw:style-name="a1108" draw:name="Rectangle 29">
          <svg:title/>
          <svg:desc/>
          <text:p text:style-name="a1107" text:class-names="" text:cond-style-name=""><text:span text:style-name="a1106" text:class-names="">deta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4.80934in" svg:width="1.17506in" svg:height="0.34527in" draw:id="id232" draw:style-name="a1111" draw:name="Rectangle 30">
          <svg:title/>
          <svg:desc/>
          <text:p text:style-name="a1110" text:class-names="" text:cond-style-name=""><text:span text:style-name="a1109" text:class-names="">Time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494in" svg:y="5.13967in" svg:width="1.17506in" svg:height="0.34527in" draw:id="id233" draw:style-name="a1114" draw:name="Rectangle 31">
          <svg:title/>
          <svg:desc/>
          <text:p text:style-name="a1113" text:class-names="" text:cond-style-name=""><text:span text:style-name="a1112" text:class-names="">Tim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8576in" svg:y1="5.87784in" svg:x2="3.68576in" svg:y2="6.48868in" draw:id="id234" draw:style-name="a1116" draw:name="Straight Arrow Connector 35">
          <svg:title/>
          <svg:desc/>
        </draw:connector>
        <draw:frame draw:id="id235" draw:style-name="a1119" draw:name="TextBox 36" svg:x="3.68576in" svg:y="5.96971in" svg:width="1.607in" svg:height="0.40391in">
          <draw:text-box>
            <text:p text:style-name="a1118" text:class-names="" text:cond-style-name=""><text:span text:style-name="a1117" text:class-names="">More movies<text:s text:c="1"/></text:span></text:p>
          </draw:text-box>
          <svg:title/>
          <svg:desc/>
        </draw:frame>
        <draw:custom-shape svg:x="5.62708in" svg:y="1.36148in" svg:width="1.15766in" svg:height="0.3536in" draw:id="id236" draw:style-name="a1122" draw:name="Rectangle 9">
          <svg:title/>
          <svg:desc/>
          <text:p text:style-name="a1121" text:class-names="" text:cond-style-name=""><text:span text:style-name="a1120" text:class-names="">Movi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474in" svg:y="1.36148in" svg:width="0.85135in" svg:height="0.3536in" draw:id="id237" draw:style-name="a1125" draw:name="Rectangle 10">
          <svg:title/>
          <svg:desc/>
          <text:p text:style-name="a1124" text:class-names="" text:cond-style-name=""><text:span text:style-name="a1123" text:class-names="">Scree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6132in" svg:y="1.36148in" svg:width="0.63513in" svg:height="0.3536in" draw:id="id238" draw:style-name="a1128" draw:name="Rectangle 11">
          <svg:title/>
          <svg:desc/>
          <text:p text:style-name="a1127" text:class-names="" text:cond-style-name=""><text:span text:style-name="a1126" text:class-names="">Abo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9645in" svg:y="1.36148in" svg:width="0.63513in" svg:height="0.3536in" draw:id="id239" draw:style-name="a1131" draw:name="Rectangle 12">
          <svg:title/>
          <svg:desc/>
          <text:p text:style-name="a1130" text:class-names="" text:cond-style-name=""><text:span text:style-name="a1129" text:class-names="">Foru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451in" svg:y="1.71509in" svg:width="0.91441in" svg:height="0.23198in" draw:id="id240" draw:style-name="a1134" draw:name="Rectangle 13">
          <svg:title/>
          <svg:desc/>
          <office:event-listeners>
            <presentation:event-listener script:event-name="dom:click" presentation:action="show" xlink:href="#Slide1" xlink:type="simple" xlink:show="embed" xlink:actuate="onRequest"/>
          </office:event-listeners>
          <text:p text:style-name="a1133" text:class-names="" text:cond-style-name=""><text:span text:style-name="a1132" text:class-names="">show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451in" svg:y="1.94707in" svg:width="0.91441in" svg:height="0.23198in" draw:id="id241" draw:style-name="a1137" draw:name="Rectangle 14">
          <svg:title/>
          <svg:desc/>
          <text:p text:style-name="a1136" text:class-names="" text:cond-style-name=""><text:span text:style-name="a1135" text:class-names="">com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609in" svg:y="1.36148in" svg:width="0.77477in" svg:height="0.3536in" draw:id="id242" draw:style-name="a1140" draw:name="Rectangle 16">
          <svg:title/>
          <svg:desc/>
          <text:p text:style-name="a1139" text:class-names="" text:cond-style-name=""><text:span text:style-name="a1138" text:class-names="">Planning your tri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6087in" svg:y="1.71509in" svg:width="0.68919in" svg:height="0.32207in" draw:id="id243" draw:style-name="a1143" draw:name="Rectangle 17">
          <svg:title/>
          <svg:desc/>
          <text:p text:style-name="a1142" text:class-names="" text:cond-style-name=""><text:span text:style-name="a1141" text:class-names="">Getting he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6087in" svg:y="2.03716in" svg:width="0.68919in" svg:height="0.32207in" draw:id="id244" draw:style-name="a1146" draw:name="Rectangle 18">
          <svg:title/>
          <svg:desc/>
          <text:p text:style-name="a1145" text:class-names="" text:cond-style-name=""><text:span text:style-name="a1144" text:class-names="">What to 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5" draw:style-name="a1150" draw:name="TextBox 87" svg:x="1.70313in" svg:y="0.21875in" svg:width="9.78646in" svg:height="0.70684in">
          <draw:text-box>
            <text:p text:style-name="a1149" text:class-names="" text:cond-style-name=""><text:span text:style-name="a1147" text:class-names="">Movie List: Coming Soon</text:span><text:span text:style-name="a1148" text:class-names=""/></text:p>
          </draw:text-box>
          <svg:title/>
          <svg:desc/>
        </draw:frame>
        <draw:frame draw:id="id246" draw:style-name="a1173" draw:name="TextBox 88" svg:x="10.34229in" svg:y="2.30997in" svg:width="2.87419in" svg:height="2.09526in">
          <draw:text-box>
            <text:p text:style-name="a1152" text:class-names="" text:cond-style-name=""><text:span text:style-name="a1151" text:class-names="">New Releases Gallery</text:span></text:p>
            <text:p text:style-name="a1155" text:class-names="" text:cond-style-name=""><text:span text:style-name="a1153" text:class-names="">The site should include an image gallery posters for forthcoming movies.</text:span><text:span text:style-name="a1154" text:class-names=""/></text:p>
            <text:p text:style-name="a1158" text:class-names="" text:cond-style-name=""><text:span text:style-name="a1156" text:class-names="">The gallery is part of the overall site navigation</text:span><text:span text:style-name="a1157" text:class-names=""/></text:p>
            <text:list text:style-name="a1162">
              <text:list-item>
                <text:p text:style-name="a1161" text:class-names="" text:cond-style-name=""><text:span text:style-name="a1159" text:class-names="">At least 4 different movie images</text:span><text:span text:style-name="a1160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Each image appears on its own page</text:span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Each image has supporting text including Title, actors and director</text:span><text:span text:style-name="a1168" text:class-names=""/></text:p>
              </text:list-item>
            </text:list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247" draw:style-name="a1177" draw:name="TextBox 89" svg:x="0.125in" svg:y="0.11979in" svg:width="0.33343in" svg:height="0.40391in">
          <draw:text-box>
            <text:p text:style-name="a1176" text:class-names="" text:cond-style-name=""><text:span text:style-name="a1174" text:class-names="">K</text:span><text:span text:style-name="a1175" text:class-names=""/></text:p>
          </draw:text-box>
          <svg:title/>
          <svg:desc/>
        </draw:frame>
      </draw:page>
      <draw:page draw:name="Slide3" draw:style-name="a1178" draw:master-page-name="Master1-Layout2-obj-Title-and-Content" presentation:presentation-page-layout-name="Master1-PPL2" draw:id="Slide-258">
        <draw:custom-shape svg:x="2.9482in" svg:y="2.41103in" svg:width="3.03829in" svg:height="3.91104in" draw:id="id248" draw:style-name="a1181" draw:name="Rectangle 16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5951in" svg:y="2.63932in" svg:width="3.16371in" svg:height="0.28434in" draw:id="id249" draw:style-name="a1185" draw:name="Rectangle 17">
          <svg:title/>
          <svg:desc/>
          <text:p text:style-name="a1184" text:class-names="" text:cond-style-name=""><text:span text:style-name="a1182" text:class-names="">Title</text:span><text:span text:style-name="a1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108in" svg:y="3.15935in" svg:width="1.35774in" svg:height="0.28434in" draw:id="id250" draw:style-name="a1188" draw:name="Rectangle 18">
          <svg:title/>
          <svg:desc/>
          <text:p text:style-name="a1187" text:class-names="" text:cond-style-name=""><text:span text:style-name="a1186" text:class-names="">PG1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108in" svg:y="3.82676in" svg:width="3.16371in" svg:height="0.32864in" draw:id="id251" draw:style-name="a1191" draw:name="Rectangle 19">
          <svg:title/>
          <svg:desc/>
          <text:p text:style-name="a1190" text:class-names="" text:cond-style-name=""><text:span text:style-name="a1189" text:class-names="">Showing tim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108in" svg:y="4.63944in" svg:width="3.16371in" svg:height="0.60155in" draw:id="id252" draw:style-name="a1195" draw:name="Rectangle 20">
          <svg:title/>
          <svg:desc/>
          <text:p text:style-name="a1194" text:class-names="" text:cond-style-name=""><text:span text:style-name="a1192" text:class-names="">Description</text:span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3874in" svg:y="5.44369in" svg:width="3.96847in" svg:height="0.87838in" draw:id="id253" draw:style-name="a1198" draw:name="Rectangle 21">
          <svg:title/>
          <svg:desc/>
          <text:p text:style-name="a1197" text:class-names="" text:cond-style-name=""><text:span text:style-name="a1196" text:class-names="">Book Tick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1" draw:id="id254">
          <svg:title/>
          <svg:desc/>
          <draw:custom-shape svg:x="2.44139in" svg:y="1.11261in" svg:width="7.9009in" svg:height="5.46397in" draw:id="id258" draw:style-name="a1229" draw:name="Rectangle 3">
            <svg:title/>
            <svg:desc/>
            <text:p text:style-name="a1228" text:class-names="" text:cond-style-name=""><text:span text:style-name="a12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259" draw:style-name="a1232" draw:name="Rectangle 4">
            <svg:title/>
            <svg:desc/>
            <text:p text:style-name="a1231" text:class-names="" text:cond-style-name=""><text:span text:style-name="a1230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260" draw:style-name="a1235" draw:name="Rectangle 9">
            <svg:title/>
            <svg:desc/>
            <text:p text:style-name="a1234" text:class-names="" text:cond-style-name=""><text:span text:style-name="a1233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261" draw:style-name="a1238" draw:name="Rectangle 10">
            <svg:title/>
            <svg:desc/>
            <text:p text:style-name="a1237" text:class-names="" text:cond-style-name=""><text:span text:style-name="a1236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262" draw:style-name="a1241" draw:name="Rectangle 11">
            <svg:title/>
            <svg:desc/>
            <text:p text:style-name="a1240" text:class-names="" text:cond-style-name=""><text:span text:style-name="a1239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263" draw:style-name="a1244" draw:name="Rectangle 12">
            <svg:title/>
            <svg:desc/>
            <text:p text:style-name="a1243" text:class-names="" text:cond-style-name=""><text:span text:style-name="a1242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264" draw:style-name="a1247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246" text:class-names="" text:cond-style-name=""><text:span text:style-name="a1245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265" draw:style-name="a1250" draw:name="Rectangle 14">
            <svg:title/>
            <svg:desc/>
            <text:p text:style-name="a1249" text:class-names="" text:cond-style-name=""><text:span text:style-name="a1248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266" draw:style-name="a1253" draw:name="Rectangle 16">
            <svg:title/>
            <svg:desc/>
            <text:p text:style-name="a1252" text:class-names="" text:cond-style-name=""><text:span text:style-name="a1251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267" draw:style-name="a1256" draw:name="Rectangle 17">
            <svg:title/>
            <svg:desc/>
            <text:p text:style-name="a1255" text:class-names="" text:cond-style-name=""><text:span text:style-name="a1254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268" draw:style-name="a1259" draw:name="Rectangle 18">
            <svg:title/>
            <svg:desc/>
            <text:p text:style-name="a1258" text:class-names="" text:cond-style-name=""><text:span text:style-name="a1257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55" draw:style-name="a1202" draw:name="TextBox 53" svg:x="1.70313in" svg:y="0.21875in" svg:width="9.78646in" svg:height="0.70684in">
          <draw:text-box>
            <text:p text:style-name="a1201" text:class-names="" text:cond-style-name=""><text:span text:style-name="a1199" text:class-names="">Movie</text:span><text:span text:style-name="a1200" text:class-names=""/></text:p>
          </draw:text-box>
          <svg:title/>
          <svg:desc/>
        </draw:frame>
        <draw:frame draw:id="id256" draw:style-name="a1222" draw:name="TextBox 54" svg:x="10.68229in" svg:y="2.78734in" svg:width="2.32292in" svg:height="1.3127in">
          <draw:text-box>
            <text:list text:style-name="a1205">
              <text:list-item>
                <text:p text:style-name="a1204" text:class-names="" text:cond-style-name=""><text:span text:style-name="a1203" text:class-names="">Each image appears on its own page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06" text:class-names="">Each image</text:span><text:span text:style-name="a1207" text:class-names=""><text:s text:c="1"/></text:span><text:span text:style-name="a1208" text:class-names="">has</text:span><text:span text:style-name="a1209" text:class-names=""><text:s text:c="1"/></text:span><text:span text:style-name="a1210" text:class-names="">supporting</text:span><text:span text:style-name="a1211" text:class-names=""><text:s text:c="1"/></text:span><text:span text:style-name="a1212" text:class-names="">text</text:span><text:span text:style-name="a1213" text:class-names=""><text:s text:c="1"/></text:span><text:span text:style-name="a1214" text:class-names="">including</text:span><text:span text:style-name="a1215" text:class-names=""><text:s text:c="1"/></text:span><text:span text:style-name="a1216" text:class-names="">title,</text:span><text:span text:style-name="a1217" text:class-names=""><text:s text:c="1"/></text:span><text:span text:style-name="a1218" text:class-names="">actors, director and showing times</text:span><text:span text:style-name="a1219" text:class-names=""/></text:p>
              </text:list-item>
            </text:list>
          </draw:text-box>
          <svg:title/>
          <svg:desc/>
        </draw:frame>
        <draw:frame draw:id="id257" draw:style-name="a1226" draw:name="TextBox 55" svg:x="0.125in" svg:y="0.11979in" svg:width="0.33343in" svg:height="0.40391in">
          <draw:text-box>
            <text:p text:style-name="a1225" text:class-names="" text:cond-style-name=""><text:span text:style-name="a1223" text:class-names="">K</text:span><text:span text:style-name="a1224" text:class-names=""/></text:p>
          </draw:text-box>
          <svg:title/>
          <svg:desc/>
        </draw:frame>
      </draw:page>
      <draw:page draw:name="Slide4" draw:style-name="a1260" draw:master-page-name="Master1-Layout2-obj-Title-and-Content" presentation:presentation-page-layout-name="Master1-PPL2" draw:id="Slide-259">
        <draw:custom-shape svg:x="3.0946in" svg:y="2.70343in" svg:width="6.91441in" svg:height="1.37838in" draw:id="id269" draw:style-name="a1263" draw:name="Rectangle 16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469in" svg:y="2.77099in" svg:width="1.65315in" svg:height="1.21171in" draw:id="id270" draw:style-name="a1266" draw:name="Rectangle 17">
          <svg:title/>
          <svg:desc/>
          <text:p text:style-name="a1265" text:class-names="" text:cond-style-name=""><text:span text:style-name="a1264" text:class-names="">PG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946in" svg:y="4.08181in" svg:width="6.91441in" svg:height="1.37838in" draw:id="id271" draw:style-name="a1269" draw:name="Rectangle 18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8469in" svg:y="4.14937in" svg:width="1.65315in" svg:height="1.21171in" draw:id="id272" draw:style-name="a1272" draw:name="Rectangle 19">
          <svg:title/>
          <svg:desc/>
          <text:p text:style-name="a1271" text:class-names="" text:cond-style-name=""><text:span text:style-name="a1270" text:class-names="">Rated 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307in" svg:y="4.27099in" svg:width="3.92342in" svg:height="0.85135in" draw:id="id273" draw:style-name="a1275" draw:name="Rectangle 20">
          <svg:title/>
          <svg:desc/>
          <text:p text:style-name="a1274" text:class-names="" text:cond-style-name=""><text:span text:style-name="a1273" text:class-names="">descrip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307in" svg:y="2.99547in" svg:width="3.92342in" svg:height="0.85135in" draw:id="id274" draw:style-name="a1278" draw:name="Rectangle 21">
          <svg:title/>
          <svg:desc/>
          <text:p text:style-name="a1277" text:class-names="" text:cond-style-name=""><text:span text:style-name="a1276" text:class-names="">descrip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draw:style-name="a1306" draw:name="TextBox 29" svg:x="10.56982in" svg:y="2.12443in" svg:width="2.6875in" svg:height="3.33223in">
          <draw:text-box>
            <text:p text:style-name="a1280" text:class-names="" text:cond-style-name=""><text:span text:style-name="a1279" text:class-names="">Classifications</text:span></text:p>
            <text:p text:style-name="a1283" text:class-names="" text:cond-style-name=""><text:span text:style-name="a1281" text:class-names="">The site has a page dedicated to the film classification system</text:span><text:span text:style-name="a1282" text:class-names=""/></text:p>
            <text:list text:style-name="a1287">
              <text:list-item>
                <text:p text:style-name="a1286" text:class-names="" text:cond-style-name=""><text:span text:style-name="a1284" text:class-names="">The page is part of the overall site navigation</text:span><text:span text:style-name="a1285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8" text:class-names="">The site answers the following questions and includes any other relevant facts:</text:span><text:span text:style-name="a1289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2" text:class-names="">What are the standard film classifications?</text:span><text:span text:style-name="a1293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What are the rules and conditions relating to each classification?</text:span><text:span text:style-name="a1297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0" text:class-names="">The page may link out to external resources with more detail on individual items</text:span><text:span text:style-name="a1301" text:class-names=""/></text:p>
              </text:list-item>
            </text:list>
            <text:p text:style-name="a1305" text:class-names="" text:cond-style-name=""><text:span text:style-name="a1304" text:class-names=""/></text:p>
          </draw:text-box>
          <svg:title/>
          <svg:desc/>
        </draw:frame>
        <draw:connector draw:type="line" svg:x1="5.47973in" svg:y1="5.70712in" svg:x2="5.47973in" svg:y2="6.1444in" draw:id="id276" draw:style-name="a1308" draw:name="Straight Arrow Connector 35">
          <svg:title/>
          <svg:desc/>
        </draw:connector>
        <draw:frame draw:id="id277" draw:style-name="a1313" draw:name="TextBox 36" svg:x="5.47973in" svg:y="5.79899in" svg:width="2.26706in" svg:height="0.40391in">
          <draw:text-box>
            <text:p text:style-name="a1312" text:class-names="" text:cond-style-name=""><text:span text:style-name="a1309" text:class-names="">Other classification</text:span><text:span text:style-name="a1310" text:class-names="">s</text:span><text:span text:style-name="a1311" text:class-names=""/></text:p>
          </draw:text-box>
          <svg:title/>
          <svg:desc/>
        </draw:frame>
        <draw:g draw:name="Group 32" draw:id="id278">
          <svg:title/>
          <svg:desc/>
          <draw:custom-shape svg:x="2.44139in" svg:y="1.11261in" svg:width="7.9009in" svg:height="5.46397in" draw:id="id281" draw:style-name="a1324" draw:name="Rectangle 3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282" draw:style-name="a1327" draw:name="Rectangle 4">
            <svg:title/>
            <svg:desc/>
            <text:p text:style-name="a1326" text:class-names="" text:cond-style-name=""><text:span text:style-name="a1325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283" draw:style-name="a1330" draw:name="Rectangle 9">
            <svg:title/>
            <svg:desc/>
            <text:p text:style-name="a1329" text:class-names="" text:cond-style-name=""><text:span text:style-name="a1328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284" draw:style-name="a1333" draw:name="Rectangle 10">
            <svg:title/>
            <svg:desc/>
            <text:p text:style-name="a1332" text:class-names="" text:cond-style-name=""><text:span text:style-name="a1331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285" draw:style-name="a1336" draw:name="Rectangle 11">
            <svg:title/>
            <svg:desc/>
            <text:p text:style-name="a1335" text:class-names="" text:cond-style-name=""><text:span text:style-name="a1334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286" draw:style-name="a1339" draw:name="Rectangle 12">
            <svg:title/>
            <svg:desc/>
            <text:p text:style-name="a1338" text:class-names="" text:cond-style-name=""><text:span text:style-name="a1337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287" draw:style-name="a1342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341" text:class-names="" text:cond-style-name=""><text:span text:style-name="a1340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288" draw:style-name="a1345" draw:name="Rectangle 14">
            <svg:title/>
            <svg:desc/>
            <text:p text:style-name="a1344" text:class-names="" text:cond-style-name=""><text:span text:style-name="a1343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289" draw:style-name="a1348" draw:name="Rectangle 16">
            <svg:title/>
            <svg:desc/>
            <text:p text:style-name="a1347" text:class-names="" text:cond-style-name=""><text:span text:style-name="a1346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290" draw:style-name="a1351" draw:name="Rectangle 17">
            <svg:title/>
            <svg:desc/>
            <text:p text:style-name="a1350" text:class-names="" text:cond-style-name=""><text:span text:style-name="a1349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291" draw:style-name="a1354" draw:name="Rectangle 18">
            <svg:title/>
            <svg:desc/>
            <text:p text:style-name="a1353" text:class-names="" text:cond-style-name=""><text:span text:style-name="a1352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79" draw:style-name="a1317" draw:name="TextBox 44" svg:x="1.89151in" svg:y="0.2297in" svg:width="9.78646in" svg:height="0.70684in">
          <draw:text-box>
            <text:p text:style-name="a1316" text:class-names="" text:cond-style-name=""><text:span text:style-name="a1314" text:class-names="">Classification Page</text:span><text:span text:style-name="a1315" text:class-names=""/></text:p>
          </draw:text-box>
          <svg:title/>
          <svg:desc/>
        </draw:frame>
        <draw:frame draw:id="id280" draw:style-name="a1321" draw:name="TextBox 46" svg:x="0.125in" svg:y="0.11979in" svg:width="0.34746in" svg:height="0.40391in">
          <draw:text-box>
            <text:p text:style-name="a1320" text:class-names="" text:cond-style-name=""><text:span text:style-name="a1318" text:class-names="">A</text:span><text:span text:style-name="a1319" text:class-names=""/></text:p>
          </draw:text-box>
          <svg:title/>
          <svg:desc/>
        </draw:frame>
      </draw:page>
      <draw:page draw:name="Slide5" draw:style-name="a1355" draw:master-page-name="Master1-Layout2-obj-Title-and-Content" presentation:presentation-page-layout-name="Master1-PPL2" draw:id="Slide-260">
        <draw:custom-shape svg:x="4.60093in" svg:y="2.58785in" svg:width="3.58333in" svg:height="0.23762in" draw:id="id292" draw:style-name="a1358" draw:name="Rectangle 16">
          <svg:title/>
          <svg:desc/>
          <text:p text:style-name="a1357" text:class-names="" text:cond-style-name=""><text:span text:style-name="a1356" text:class-names="">Star wars 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453in" svg:y="6.40097in" svg:width="1.69842in" svg:height="0.62518in" draw:id="id293" draw:style-name="a1361" draw:name="Rectangle 19">
          <svg:title/>
          <svg:desc/>
          <text:p text:style-name="a1360" text:class-names="" text:cond-style-name=""><text:span text:style-name="a1359" text:class-names="">Take me to pay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9868in" svg:y="2.18357in" svg:width="3.58333in" svg:height="0.40653in" draw:id="id294" draw:style-name="a1364" draw:name="Rectangle 20">
          <svg:title/>
          <svg:desc/>
          <text:p text:style-name="a1363" text:class-names="" text:cond-style-name=""><text:span text:style-name="a1362" text:class-names="">Book Tick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5016in" svg:y="4.30538in" svg:width="2.96171in" svg:height="0.43863in" draw:id="id295" draw:style-name="a1367" draw:name="Rectangle 21">
          <svg:title/>
          <svg:desc/>
          <text:p text:style-name="a1366" text:class-names="" text:cond-style-name=""><text:span text:style-name="a1365" text:class-names="">1pm x1.0$ 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5016in" svg:y="4.74486in" svg:width="2.96171in" svg:height="0.43863in" draw:id="id296" draw:style-name="a1372" draw:name="Rectangle 22">
          <svg:title/>
          <svg:desc/>
          <text:p text:style-name="a1371" text:class-names="" text:cond-style-name=""><text:span text:style-name="a1368" text:class-names=""><text:s text:c="3"/>3pm<text:s text:c="1"/></text:span><text:span text:style-name="a1369" text:class-names="">x1.5</text:span><text:span text:style-name="a1370" text:class-names="">$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188in" svg:y="4.41491in" svg:width="0.21622in" svg:height="0.21958in" draw:id="id297" draw:style-name="a1375" draw:name="Oval 23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6188in" svg:y="4.83441in" svg:width="0.21622in" svg:height="0.21958in" draw:id="id298" draw:style-name="a1378" draw:name="Oval 24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05016in" svg:y="5.17616in" svg:width="2.96171in" svg:height="0.43863in" draw:id="id299" draw:style-name="a1383" draw:name="Rectangle 25">
          <svg:title/>
          <svg:desc/>
          <text:p text:style-name="a1382" text:class-names="" text:cond-style-name=""><text:span text:style-name="a1379" text:class-names="">5pm<text:s text:c="1"/></text:span><text:span text:style-name="a1380" text:class-names="">x2.0$</text:span><text:span text:style-name="a1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5016in" svg:y="5.61564in" svg:width="2.96171in" svg:height="0.43863in" draw:id="id300" draw:style-name="a1388" draw:name="Rectangle 26">
          <svg:title/>
          <svg:desc/>
          <text:p text:style-name="a1387" text:class-names="" text:cond-style-name=""><text:span text:style-name="a1384" text:class-names=""><text:s text:c="4"/>7pm <text:s text:c="1"/></text:span><text:span text:style-name="a1385" text:class-names="">x2.5$ <text:s text:c="2"/></text:span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188in" svg:y="5.28569in" svg:width="0.21622in" svg:height="0.21958in" draw:id="id301" draw:style-name="a1391" draw:name="Oval 27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6188in" svg:y="5.70519in" svg:width="0.21622in" svg:height="0.21958in" draw:id="id302" draw:style-name="a1394" draw:name="Oval 28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3845in" svg:y="4.49796in" svg:width="0.05in" svg:height="0.05in" draw:id="id303" draw:style-name="a1397" draw:name="Oval 29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74655in" svg:y="4.44696in" svg:width="0.33333in" svg:height="0.35248in" draw:id="id304" draw:style-name="a1400" draw:name="Rectangle 34">
          <svg:title/>
          <svg:desc/>
          <text:p text:style-name="a1399" text:class-names="" text:cond-style-name=""><text:span text:style-name="a1398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655in" svg:y="4.85588in" svg:width="0.33333in" svg:height="0.35248in" draw:id="id305" draw:style-name="a1403" draw:name="Rectangle 35">
          <svg:title/>
          <svg:desc/>
          <text:p text:style-name="a1402" text:class-names="" text:cond-style-name=""><text:span text:style-name="a1401" text:class-names="">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4655in" svg:y="5.26479in" svg:width="0.33333in" svg:height="0.35248in" draw:id="id306" draw:style-name="a1406" draw:name="Rectangle 36">
          <svg:title/>
          <svg:desc/>
          <text:p text:style-name="a1405" text:class-names="" text:cond-style-name=""><text:span text:style-name="a1404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3258in" svg:y="4.44696in" svg:width="1.82842in" svg:height="0.35248in" draw:id="id307" draw:style-name="a1409" draw:name="Rectangle 37">
          <svg:title/>
          <svg:desc/>
          <text:p text:style-name="a1408" text:class-names="" text:cond-style-name=""><text:span text:style-name="a1407" text:class-names="">Adult x1.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3258in" svg:y="4.85588in" svg:width="1.82842in" svg:height="0.35248in" draw:id="id308" draw:style-name="a1412" draw:name="Rectangle 38">
          <svg:title/>
          <svg:desc/>
          <text:p text:style-name="a1411" text:class-names="" text:cond-style-name=""><text:span text:style-name="a1410" text:class-names="">Child x0.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3258in" svg:y="5.26479in" svg:width="1.82842in" svg:height="0.35248in" draw:id="id309" draw:style-name="a1415" draw:name="Rectangle 39">
          <svg:title/>
          <svg:desc/>
          <text:p text:style-name="a1414" text:class-names="" text:cond-style-name=""><text:span text:style-name="a1413" text:class-names="">Student x0.7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533in" svg:y="4.4436in" svg:width="0.33333in" svg:height="0.35248in" draw:id="id310" draw:style-name="a1418" draw:name="Rectangle 40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4788in" svg:height="0.26667in" draw:id="id311" draw:style-name="a1421" draw:transform="translate(-0.12394in -0.13333in) rotate(-3.14159) translate(6.57482in 4.62318in)" draw:name="Isosceles Triangle 41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41533in" svg:y="4.85844in" svg:width="0.33333in" svg:height="0.35248in" draw:id="id312" draw:style-name="a1424" draw:name="Rectangle 44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4788in" svg:height="0.26667in" draw:id="id313" draw:style-name="a1427" draw:transform="translate(-0.12394in -0.13333in) rotate(-3.14159) translate(6.57482in 5.03802in)" draw:name="Isosceles Triangle 45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41533in" svg:y="5.26838in" svg:width="0.33333in" svg:height="0.34888in" draw:id="id314" draw:style-name="a1430" draw:name="Rectangle 46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4788in" svg:height="0.26667in" draw:id="id315" draw:style-name="a1433" draw:transform="translate(-0.12394in -0.13333in) rotate(-3.14159) translate(6.57482in 5.44797in)" draw:name="Isosceles Triangle 47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7.16765in" svg:y="4.43754in" svg:width="0.67716in" svg:height="0.35248in" draw:id="id316" draw:style-name="a1436" draw:name="Rectangle 48">
          <svg:title/>
          <svg:desc/>
          <text:p text:style-name="a1435" text:class-names="" text:cond-style-name=""><text:span text:style-name="a1434" text:class-names="">$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765in" svg:y="4.84645in" svg:width="0.67716in" svg:height="0.35248in" draw:id="id317" draw:style-name="a1439" draw:name="Rectangle 49">
          <svg:title/>
          <svg:desc/>
          <text:p text:style-name="a1438" text:class-names="" text:cond-style-name=""><text:span text:style-name="a1437" text:class-names="">$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765in" svg:y="5.25537in" svg:width="0.67716in" svg:height="0.35248in" draw:id="id318" draw:style-name="a1442" draw:name="Rectangle 50">
          <svg:title/>
          <svg:desc/>
          <text:p text:style-name="a1441" text:class-names="" text:cond-style-name=""><text:span text:style-name="a1440" text:class-names="">$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9" draw:style-name="a1489" draw:name="TextBox 51" svg:x="10.57143in" svg:y="2.70443in" svg:width="2.62441in" svg:height="2.92832in">
          <draw:text-box>
            <text:p text:style-name="a1444" text:class-names="" text:cond-style-name=""><text:span text:style-name="a1443" text:class-names="">Ticket Bookings</text:span></text:p>
            <text:p text:style-name="a1447" text:class-names="" text:cond-style-name=""><text:span text:style-name="a1445" text:class-names="">The site should include a page dedicated to booking tickets.</text:span><text:span text:style-name="a1446" text:class-names=""/></text:p>
            <text:p text:style-name="a1450" text:class-names="" text:cond-style-name=""><text:span text:style-name="a1448" text:class-names="">The page is part of the overall site navigation<text:s text:c="1"/></text:span><text:span text:style-name="a1449" text:class-names=""/></text:p>
            <text:p text:style-name="a1454" text:class-names="" text:cond-style-name=""><text:span text:style-name="a1451" text:class-names="">Booking should include the following information</text:span><text:span text:style-name="a1452" text:class-names="">:</text:span><text:span text:style-name="a1453" text:class-names=""/></text:p>
            <text:list text:style-name="a1458">
              <text:list-item>
                <text:p text:style-name="a1457" text:class-names="" text:cond-style-name=""><text:span text:style-name="a1455" text:class-names="">Movie title</text:span><text:span text:style-name="a1456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59" text:class-names="">Screening<text:s text:c="1"/></text:span><text:span text:style-name="a1460" text:class-names="">date and<text:s text:c="1"/></text:span><text:span text:style-name="a1461" text:class-names="">time</text:span><text:span text:style-name="a1462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5" text:class-names="">Name<text:s text:c="1"/></text:span><text:span text:style-name="a1466" text:class-names="">of<text:s text:c="1"/></text:span><text:span text:style-name="a1467" text:class-names="">booker</text:span><text:span text:style-name="a1468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1" text:class-names="">Number<text:s text:c="1"/></text:span><text:span text:style-name="a1472" text:class-names="">of<text:s text:c="1"/></text:span><text:span text:style-name="a1473" text:class-names="">seats</text:span><text:span text:style-name="a1474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7" text:class-names="">Adult</text:span><text:span text:style-name="a1478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1" text:class-names="">Child</text:span><text:span text:style-name="a1482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5" text:class-names="">Concession</text:span><text:span text:style-name="a1486" text:class-names=""/></text:p>
              </text:list-item>
            </text:list>
          </draw:text-box>
          <svg:title/>
          <svg:desc/>
        </draw:frame>
        <draw:custom-shape svg:x="6.41533in" svg:y="5.76275in" svg:width="3.28397in" svg:height="0.35248in" draw:id="id320" draw:style-name="a1492" draw:name="Rectangle 52">
          <svg:title/>
          <svg:desc/>
          <text:p text:style-name="a1491" text:class-names="" text:cond-style-name=""><text:span text:style-name="a1490" text:class-names="">Total:<text:tab/><text:tab/><text:tab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3.09576in" svg:width="2.81281in" svg:height="0.3463in" draw:id="id321" draw:style-name="a1495" draw:name="Rectangle 53">
          <svg:title/>
          <svg:desc/>
          <text:p text:style-name="a1494" text:class-names="" text:cond-style-name=""><text:span text:style-name="a1493" text:class-names="">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3.78792in" svg:width="2.81281in" svg:height="0.3463in" draw:id="id322" draw:style-name="a1498" draw:name="Rectangle 55">
          <svg:title/>
          <svg:desc/>
          <text:p text:style-name="a1497" text:class-names="" text:cond-style-name=""><text:span text:style-name="a1496" text:class-names="">#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3.44411in" svg:width="2.81281in" svg:height="0.3463in" draw:id="id323" draw:style-name="a1501" draw:name="Rectangle 54">
          <svg:title/>
          <svg:desc/>
          <text:p text:style-name="a1500" text:class-names="" text:cond-style-name=""><text:span text:style-name="a1499" text:class-names="">Emai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4.41491in" svg:width="0.80788in" svg:height="0.29168in" draw:id="id324" draw:style-name="a1504" draw:name="Rectangle 56">
          <svg:title/>
          <svg:desc/>
          <text:p text:style-name="a1503" text:class-names="" text:cond-style-name=""><text:span text:style-name="a1502" text:class-names="">1p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4.79944in" svg:width="0.75862in" svg:height="0.29168in" draw:id="id325" draw:style-name="a1507" draw:name="Rectangle 57">
          <svg:title/>
          <svg:desc/>
          <text:p text:style-name="a1506" text:class-names="" text:cond-style-name=""><text:span text:style-name="a1505" text:class-names="">3p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5.2533in" svg:width="0.75862in" svg:height="0.29168in" draw:id="id326" draw:style-name="a1510" draw:name="Rectangle 58">
          <svg:title/>
          <svg:desc/>
          <text:p text:style-name="a1509" text:class-names="" text:cond-style-name=""><text:span text:style-name="a1508" text:class-names="">5p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05in" svg:y="5.71929in" svg:width="0.75862in" svg:height="0.29168in" draw:id="id327" draw:style-name="a1513" draw:name="Rectangle 59">
          <svg:title/>
          <svg:desc/>
          <text:p text:style-name="a1512" text:class-names="" text:cond-style-name=""><text:span text:style-name="a1511" text:class-names="">7pm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1" draw:id="id328">
          <svg:title/>
          <svg:desc/>
          <draw:custom-shape svg:x="6.30344in" svg:y="3in" svg:width="3.51595in" svg:height="1.31791in" draw:id="id343" draw:style-name="a1557" draw:name="Rectangle 71">
            <svg:title/>
            <svg:desc/>
            <text:p text:style-name="a1556" text:class-names="" text:cond-style-name=""><text:span text:style-name="a15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2908in" svg:y="3.35961in" svg:width="0.18077in" svg:height="0.11942in" draw:id="id344" draw:style-name="a1560" draw:name="Rectangle 72">
            <svg:title/>
            <svg:desc/>
            <text:p text:style-name="a1559" text:class-names="" text:cond-style-name=""><text:span text:style-name="a15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28613in" svg:y="3.4099in" svg:width="0.18077in" svg:height="0.11942in" draw:id="id345" draw:style-name="a1563" draw:name="Rectangle 73">
            <svg:title/>
            <svg:desc/>
            <text:p text:style-name="a1562" text:class-names="" text:cond-style-name=""><text:span text:style-name="a15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54977in" svg:y="3.46017in" svg:width="0.18077in" svg:height="0.11942in" draw:id="id346" draw:style-name="a1566" draw:name="Rectangle 74">
            <svg:title/>
            <svg:desc/>
            <text:p text:style-name="a1565" text:class-names="" text:cond-style-name=""><text:span text:style-name="a15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3723in" svg:y="3.51289in" svg:width="0.18077in" svg:height="0.11942in" draw:id="id347" draw:style-name="a1569" draw:name="Rectangle 75">
            <svg:title/>
            <svg:desc/>
            <text:p text:style-name="a1568" text:class-names="" text:cond-style-name=""><text:span text:style-name="a15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559in" svg:y="3.58456in" svg:width="0.18077in" svg:height="0.11942in" draw:id="id348" draw:style-name="a1572" draw:name="Rectangle 77">
            <svg:title/>
            <svg:desc/>
            <text:p text:style-name="a1571" text:class-names="" text:cond-style-name=""><text:span text:style-name="a15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295in" svg:y="3.63486in" svg:width="0.18077in" svg:height="0.11942in" draw:id="id349" draw:style-name="a1575" draw:name="Rectangle 78">
            <svg:title/>
            <svg:desc/>
            <text:p text:style-name="a1574" text:class-names="" text:cond-style-name=""><text:span text:style-name="a15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7659in" svg:y="3.68512in" svg:width="0.18077in" svg:height="0.11942in" draw:id="id350" draw:style-name="a1578" draw:name="Rectangle 79">
            <svg:title/>
            <svg:desc/>
            <text:p text:style-name="a1577" text:class-names="" text:cond-style-name=""><text:span text:style-name="a15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405in" svg:y="3.73785in" svg:width="0.18077in" svg:height="0.11942in" draw:id="id351" draw:style-name="a1581" draw:name="Rectangle 80">
            <svg:title/>
            <svg:desc/>
            <text:p text:style-name="a1580" text:class-names="" text:cond-style-name=""><text:span text:style-name="a15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7513in" svg:y="3.81548in" svg:width="0.18077in" svg:height="0.11942in" draw:id="id352" draw:style-name="a1584" draw:name="Rectangle 81">
            <svg:title/>
            <svg:desc/>
            <text:p text:style-name="a1583" text:class-names="" text:cond-style-name=""><text:span text:style-name="a15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3218in" svg:y="3.86578in" svg:width="0.18077in" svg:height="0.11942in" draw:id="id353" draw:style-name="a1587" draw:name="Rectangle 82">
            <svg:title/>
            <svg:desc/>
            <text:p text:style-name="a1586" text:class-names="" text:cond-style-name=""><text:span text:style-name="a15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9582in" svg:y="3.91604in" svg:width="0.18077in" svg:height="0.11942in" draw:id="id354" draw:style-name="a1590" draw:name="Rectangle 83">
            <svg:title/>
            <svg:desc/>
            <text:p text:style-name="a1589" text:class-names="" text:cond-style-name=""><text:span text:style-name="a15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48328in" svg:y="3.96877in" svg:width="0.18077in" svg:height="0.11942in" draw:id="id355" draw:style-name="a1593" draw:name="Rectangle 84">
            <svg:title/>
            <svg:desc/>
            <text:p text:style-name="a1592" text:class-names="" text:cond-style-name=""><text:span text:style-name="a15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oup 97" draw:id="id356">
            <svg:title/>
            <svg:desc/>
            <draw:custom-shape svg:x="8.98412in" svg:y="3.35961in" svg:width="0.18403in" svg:height="0.11942in" draw:id="id360" draw:style-name="a1605" draw:name="Rectangle 85">
              <svg:title/>
              <svg:desc/>
              <text:p text:style-name="a1604" text:class-names="" text:cond-style-name=""><text:span text:style-name="a1603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72242in" svg:y="3.4099in" svg:width="0.18403in" svg:height="0.11942in" draw:id="id361" draw:style-name="a1608" draw:name="Rectangle 86">
              <svg:title/>
              <svg:desc/>
              <text:p text:style-name="a1607" text:class-names="" text:cond-style-name=""><text:span text:style-name="a1606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45402in" svg:y="3.46017in" svg:width="0.18403in" svg:height="0.11942in" draw:id="id362" draw:style-name="a1611" draw:name="Rectangle 87">
              <svg:title/>
              <svg:desc/>
              <text:p text:style-name="a1610" text:class-names="" text:cond-style-name=""><text:span text:style-name="a160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16137in" svg:y="3.51289in" svg:width="0.18403in" svg:height="0.11942in" draw:id="id363" draw:style-name="a1614" draw:name="Rectangle 88">
              <svg:title/>
              <svg:desc/>
              <text:p text:style-name="a1613" text:class-names="" text:cond-style-name=""><text:span text:style-name="a16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9.16043in" svg:y="3.58456in" svg:width="0.18403in" svg:height="0.11942in" draw:id="id364" draw:style-name="a1617" draw:name="Rectangle 89">
              <svg:title/>
              <svg:desc/>
              <text:p text:style-name="a1616" text:class-names="" text:cond-style-name=""><text:span text:style-name="a1615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89874in" svg:y="3.63486in" svg:width="0.18403in" svg:height="0.11942in" draw:id="id365" draw:style-name="a1620" draw:name="Rectangle 90">
              <svg:title/>
              <svg:desc/>
              <text:p text:style-name="a1619" text:class-names="" text:cond-style-name=""><text:span text:style-name="a1618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63033in" svg:y="3.68512in" svg:width="0.18403in" svg:height="0.11942in" draw:id="id366" draw:style-name="a1623" draw:name="Rectangle 91">
              <svg:title/>
              <svg:desc/>
              <text:p text:style-name="a1622" text:class-names="" text:cond-style-name=""><text:span text:style-name="a1621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33768in" svg:y="3.73785in" svg:width="0.18403in" svg:height="0.11942in" draw:id="id367" draw:style-name="a1626" draw:name="Rectangle 92">
              <svg:title/>
              <svg:desc/>
              <text:p text:style-name="a1625" text:class-names="" text:cond-style-name=""><text:span text:style-name="a1624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9.34446in" svg:y="3.81548in" svg:width="0.18403in" svg:height="0.11942in" draw:id="id368" draw:style-name="a1629" draw:name="Rectangle 93">
              <svg:title/>
              <svg:desc/>
              <text:p text:style-name="a1628" text:class-names="" text:cond-style-name=""><text:span text:style-name="a1627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9.08277in" svg:y="3.86578in" svg:width="0.18403in" svg:height="0.11942in" draw:id="id369" draw:style-name="a1632" draw:name="Rectangle 94">
              <svg:title/>
              <svg:desc/>
              <text:p text:style-name="a1631" text:class-names="" text:cond-style-name=""><text:span text:style-name="a1630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81436in" svg:y="3.91604in" svg:width="0.18403in" svg:height="0.11942in" draw:id="id370" draw:style-name="a1635" draw:name="Rectangle 95">
              <svg:title/>
              <svg:desc/>
              <text:p text:style-name="a1634" text:class-names="" text:cond-style-name=""><text:span text:style-name="a1633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x="8.52171in" svg:y="3.96877in" svg:width="0.18403in" svg:height="0.11942in" draw:id="id371" draw:style-name="a1638" draw:name="Rectangle 96">
              <svg:title/>
              <svg:desc/>
              <text:p text:style-name="a1637" text:class-names="" text:cond-style-name=""><text:span text:style-name="a1636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custom-shape svg:x="8.00949in" svg:y="3.79499in" svg:width="0.18077in" svg:height="0.11942in" draw:id="id357" draw:style-name="a1596" draw:name="Rectangle 98">
            <svg:title/>
            <svg:desc/>
            <text:p text:style-name="a1595" text:class-names="" text:cond-style-name=""><text:span text:style-name="a15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3236in" svg:y="4.03621in" svg:width="0.18077in" svg:height="0.11942in" draw:id="id358" draw:style-name="a1599" draw:name="Rectangle 99">
            <svg:title/>
            <svg:desc/>
            <text:p text:style-name="a1598" text:class-names="" text:cond-style-name=""><text:span text:style-name="a15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16707in" svg:y="4.03558in" svg:width="0.18077in" svg:height="0.11942in" draw:id="id359" draw:style-name="a1602" draw:name="Rectangle 100">
            <svg:title/>
            <svg:desc/>
            <text:p text:style-name="a1601" text:class-names="" text:cond-style-name=""><text:span text:style-name="a16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98" draw:id="id329">
          <svg:title/>
          <svg:desc/>
          <draw:custom-shape svg:x="2.44139in" svg:y="1.11261in" svg:width="7.9009in" svg:height="6.38739in" draw:id="id332" draw:style-name="a1524" draw:name="Rectangle 3">
            <svg:title/>
            <svg:desc/>
            <text:p text:style-name="a1523" text:class-names="" text:cond-style-name=""><text:span text:style-name="a15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333" draw:style-name="a1527" draw:name="Rectangle 4">
            <svg:title/>
            <svg:desc/>
            <text:p text:style-name="a1526" text:class-names="" text:cond-style-name=""><text:span text:style-name="a1525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334" draw:style-name="a1530" draw:name="Rectangle 9">
            <svg:title/>
            <svg:desc/>
            <text:p text:style-name="a1529" text:class-names="" text:cond-style-name=""><text:span text:style-name="a1528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335" draw:style-name="a1533" draw:name="Rectangle 10">
            <svg:title/>
            <svg:desc/>
            <text:p text:style-name="a1532" text:class-names="" text:cond-style-name=""><text:span text:style-name="a1531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336" draw:style-name="a1536" draw:name="Rectangle 11">
            <svg:title/>
            <svg:desc/>
            <text:p text:style-name="a1535" text:class-names="" text:cond-style-name=""><text:span text:style-name="a1534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337" draw:style-name="a1539" draw:name="Rectangle 12">
            <svg:title/>
            <svg:desc/>
            <text:p text:style-name="a1538" text:class-names="" text:cond-style-name=""><text:span text:style-name="a1537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338" draw:style-name="a1542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541" text:class-names="" text:cond-style-name=""><text:span text:style-name="a1540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339" draw:style-name="a1545" draw:name="Rectangle 14">
            <svg:title/>
            <svg:desc/>
            <text:p text:style-name="a1544" text:class-names="" text:cond-style-name=""><text:span text:style-name="a1543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340" draw:style-name="a1548" draw:name="Rectangle 16">
            <svg:title/>
            <svg:desc/>
            <text:p text:style-name="a1547" text:class-names="" text:cond-style-name=""><text:span text:style-name="a1546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341" draw:style-name="a1551" draw:name="Rectangle 17">
            <svg:title/>
            <svg:desc/>
            <text:p text:style-name="a1550" text:class-names="" text:cond-style-name=""><text:span text:style-name="a1549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342" draw:style-name="a1554" draw:name="Rectangle 18">
            <svg:title/>
            <svg:desc/>
            <text:p text:style-name="a1553" text:class-names="" text:cond-style-name=""><text:span text:style-name="a1552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30" draw:style-name="a1517" draw:name="TextBox 110" svg:x="1.70313in" svg:y="0.21875in" svg:width="9.78646in" svg:height="0.70684in">
          <draw:text-box>
            <text:p text:style-name="a1516" text:class-names="" text:cond-style-name=""><text:span text:style-name="a1514" text:class-names="">Booking 1 - selection</text:span><text:span text:style-name="a1515" text:class-names=""/></text:p>
          </draw:text-box>
          <svg:title/>
          <svg:desc/>
        </draw:frame>
        <draw:frame draw:id="id331" draw:style-name="a1521" draw:name="TextBox 111" svg:x="0.125in" svg:y="0.11979in" svg:width="0.35798in" svg:height="0.40391in">
          <draw:text-box>
            <text:p text:style-name="a1520" text:class-names="" text:cond-style-name=""><text:span text:style-name="a1518" text:class-names="">D</text:span><text:span text:style-name="a1519" text:class-names=""/></text:p>
          </draw:text-box>
          <svg:title/>
          <svg:desc/>
        </draw:frame>
      </draw:page>
      <draw:page draw:name="Slide6" draw:style-name="a1639" draw:master-page-name="Master1-Layout2-obj-Title-and-Content" presentation:presentation-page-layout-name="Master1-PPL2" draw:id="Slide-261">
        <draw:custom-shape svg:x="4.84751in" svg:y="2.97275in" svg:width="3.08867in" svg:height="0.23762in" draw:id="id372" draw:style-name="a1643" draw:name="Rectangle 16">
          <svg:title/>
          <svg:desc/>
          <text:p text:style-name="a1642" text:class-names="" text:cond-style-name=""><text:span text:style-name="a1640" text:class-names="">Title -<text:s text:c="1"/></text:span><text:span text:style-name="a1641" text:class-names="">Ti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976in" svg:y="2.44226in" svg:width="3.58333in" svg:height="0.40653in" draw:id="id373" draw:style-name="a1646" draw:name="Rectangle 20">
          <svg:title/>
          <svg:desc/>
          <text:p text:style-name="a1645" text:class-names="" text:cond-style-name=""><text:span text:style-name="a1644" text:class-names="">Pay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751in" svg:y="3.21117in" svg:width="3.08867in" svg:height="0.33817in" draw:id="id374" draw:style-name="a1649" draw:name="Rectangle 1">
          <svg:title/>
          <svg:desc/>
          <text:p text:style-name="a1648" text:class-names="" text:cond-style-name=""><text:span text:style-name="a1647" text:class-names="">Total<text:tab/><text:tab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751in" svg:y="3.54934in" svg:width="3.08867in" svg:height="0.92784in" draw:id="id375" draw:style-name="a1652" draw:name="Rectangle 42">
          <svg:title/>
          <svg:desc/>
          <text:p text:style-name="a1651" text:class-names="" text:cond-style-name=""><text:span text:style-name="a1650" text:class-names="">Name, email, phone number, order details (number of ticket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778in" svg:y="4.60114in" svg:width="5.72414in" svg:height="2.47291in" draw:id="id376" draw:style-name="a1658" draw:name="Rectangle 15">
          <svg:title/>
          <svg:desc/>
          <text:p text:style-name="a1654" text:class-names="" text:cond-style-name=""><text:span text:style-name="a1653" text:class-names="">Payment stuff</text:span></text:p>
          <text:p text:style-name="a1657" text:class-names="" text:cond-style-name=""><text:span text:style-name="a1655" text:class-names="">-input is validated!</text:span><text:span text:style-name="a1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4373in" svg:y="6.36469in" svg:width="0.88191in" svg:height="0.70936in" draw:id="id377" draw:style-name="a1661" draw:name="Rectangle 17">
          <svg:title/>
          <svg:desc/>
          <text:p text:style-name="a1660" text:class-names="" text:cond-style-name=""><text:span text:style-name="a1659" text:class-names="">Bu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8" draw:style-name="a1665" draw:name="TextBox 28" svg:x="1.70313in" svg:y="0.21875in" svg:width="9.78646in" svg:height="0.70684in">
          <draw:text-box>
            <text:p text:style-name="a1664" text:class-names="" text:cond-style-name=""><text:span text:style-name="a1662" text:class-names="">Booking 2 - Payment</text:span><text:span text:style-name="a1663" text:class-names=""/></text:p>
          </draw:text-box>
          <svg:title/>
          <svg:desc/>
        </draw:frame>
        <draw:g draw:name="Group 29" draw:id="id379">
          <svg:title/>
          <svg:desc/>
          <draw:custom-shape svg:x="2.44139in" svg:y="1.11261in" svg:width="7.9009in" svg:height="6.38739in" draw:id="id382" draw:style-name="a1706" draw:name="Rectangle 3">
            <svg:title/>
            <svg:desc/>
            <text:p text:style-name="a1705" text:class-names="" text:cond-style-name=""><text:span text:style-name="a17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383" draw:style-name="a1709" draw:name="Rectangle 4">
            <svg:title/>
            <svg:desc/>
            <text:p text:style-name="a1708" text:class-names="" text:cond-style-name=""><text:span text:style-name="a1707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384" draw:style-name="a1712" draw:name="Rectangle 9">
            <svg:title/>
            <svg:desc/>
            <text:p text:style-name="a1711" text:class-names="" text:cond-style-name=""><text:span text:style-name="a1710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385" draw:style-name="a1715" draw:name="Rectangle 10">
            <svg:title/>
            <svg:desc/>
            <text:p text:style-name="a1714" text:class-names="" text:cond-style-name=""><text:span text:style-name="a1713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386" draw:style-name="a1718" draw:name="Rectangle 11">
            <svg:title/>
            <svg:desc/>
            <text:p text:style-name="a1717" text:class-names="" text:cond-style-name=""><text:span text:style-name="a1716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387" draw:style-name="a1721" draw:name="Rectangle 12">
            <svg:title/>
            <svg:desc/>
            <text:p text:style-name="a1720" text:class-names="" text:cond-style-name=""><text:span text:style-name="a1719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388" draw:style-name="a1724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723" text:class-names="" text:cond-style-name=""><text:span text:style-name="a1722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389" draw:style-name="a1727" draw:name="Rectangle 14">
            <svg:title/>
            <svg:desc/>
            <text:p text:style-name="a1726" text:class-names="" text:cond-style-name=""><text:span text:style-name="a1725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390" draw:style-name="a1730" draw:name="Rectangle 16">
            <svg:title/>
            <svg:desc/>
            <text:p text:style-name="a1729" text:class-names="" text:cond-style-name=""><text:span text:style-name="a1728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391" draw:style-name="a1733" draw:name="Rectangle 17">
            <svg:title/>
            <svg:desc/>
            <text:p text:style-name="a1732" text:class-names="" text:cond-style-name=""><text:span text:style-name="a1731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392" draw:style-name="a1736" draw:name="Rectangle 18">
            <svg:title/>
            <svg:desc/>
            <text:p text:style-name="a1735" text:class-names="" text:cond-style-name=""><text:span text:style-name="a1734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80" draw:style-name="a1699" draw:name="TextBox 41" svg:x="10.39583in" svg:y="2.44226in" svg:width="2.81771in" svg:height="2.92832in">
          <draw:text-box>
            <text:p text:style-name="a1667" text:class-names="" text:cond-style-name=""><text:span text:style-name="a1666" text:class-names="">Payment</text:span></text:p>
            <text:p text:style-name="a1670" text:class-names="" text:cond-style-name=""><text:span text:style-name="a1668" text:class-names="">The site should include a page dedicated to paying for tickets that are booked in advance.</text:span><text:span text:style-name="a1669" text:class-names=""/></text:p>
            <text:p text:style-name="a1674" text:class-names="" text:cond-style-name=""><text:span text:style-name="a1671" text:class-names="">Payment page should gather the following information</text:span><text:span text:style-name="a1672" text:class-names="">:</text:span><text:span text:style-name="a1673" text:class-names=""/></text:p>
            <text:list text:style-name="a1680">
              <text:list-item>
                <text:p text:style-name="a1679" text:class-names="" text:cond-style-name=""><text:span text:style-name="a1675" text:class-names="">Card<text:s text:c="1"/></text:span><text:span text:style-name="a1676" text:class-names="">holder’s<text:s text:c="1"/></text:span><text:span text:style-name="a1677" text:class-names="">name</text:span><text:span text:style-name="a1678" text:class-names=""/></text:p>
              </text:list-item>
            </text:list>
            <text:list text:style-name="a1684">
              <text:list-item>
                <text:p text:style-name="a1683" text:class-names="" text:cond-style-name=""><text:span text:style-name="a1681" text:class-names="">Card number</text:span><text:span text:style-name="a1682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Expiry date</text:span><text:span text:style-name="a1686" text:class-names=""/></text:p>
              </text:list-item>
            </text:list>
            <text:list text:style-name="a1693">
              <text:list-item>
                <text:p text:style-name="a1692" text:class-names="" text:cond-style-name=""><text:span text:style-name="a1689" text:class-names="">Security<text:s text:c="1"/></text:span><text:span text:style-name="a1690" text:class-names="">code/CVC</text:span><text:span text:style-name="a1691" text:class-names=""/></text:p>
              </text:list-item>
            </text:list>
            <text:p text:style-name="a1696" text:class-names="" text:cond-style-name=""><text:span text:style-name="a1694" text:class-names="">Details should be saved and passed onto an external merchant for processing</text:span><text:span text:style-name="a1695" text:class-names=""/></text:p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381" draw:style-name="a1703" draw:name="TextBox 42" svg:x="0.125in" svg:y="0.11979in" svg:width="0.35798in" svg:height="0.40391in">
          <draw:text-box>
            <text:p text:style-name="a1702" text:class-names="" text:cond-style-name=""><text:span text:style-name="a1700" text:class-names="">D</text:span><text:span text:style-name="a1701" text:class-names=""/></text:p>
          </draw:text-box>
          <svg:title/>
          <svg:desc/>
        </draw:frame>
      </draw:page>
      <draw:page draw:name="Slide7" draw:style-name="a1737" draw:master-page-name="Master1-Layout2-obj-Title-and-Content" presentation:presentation-page-layout-name="Master1-PPL2" draw:id="Slide-262">
        <draw:custom-shape svg:x="5.08895in" svg:y="3.46917in" svg:width="3.08867in" svg:height="0.23762in" draw:id="id393" draw:style-name="a1741" draw:name="Rectangle 16">
          <svg:title/>
          <svg:desc/>
          <text:p text:style-name="a1740" text:class-names="" text:cond-style-name=""><text:span text:style-name="a1738" text:class-names="">Title-<text:s text:c="1"/></text:span><text:span text:style-name="a1739" text:class-names="">Ti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2753in" svg:y="2.82995in" svg:width="3.58333in" svg:height="0.40653in" draw:id="id394" draw:style-name="a1744" draw:name="Rectangle 20">
          <svg:title/>
          <svg:desc/>
          <text:p text:style-name="a1743" text:class-names="" text:cond-style-name=""><text:span text:style-name="a1742" text:class-names="">Purchase successful!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895in" svg:y="3.70759in" svg:width="3.08867in" svg:height="0.33817in" draw:id="id395" draw:style-name="a1747" draw:name="Rectangle 1">
          <svg:title/>
          <svg:desc/>
          <text:p text:style-name="a1746" text:class-names="" text:cond-style-name=""><text:span text:style-name="a1745" text:class-names="">Total<text:tab/><text:tab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895in" svg:y="4.04576in" svg:width="3.08867in" svg:height="0.92784in" draw:id="id396" draw:style-name="a1750" draw:name="Rectangle 42">
          <svg:title/>
          <svg:desc/>
          <text:p text:style-name="a1749" text:class-names="" text:cond-style-name=""><text:span text:style-name="a1748" text:class-names="">Name, email, phone number, order details (number of ticket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7" draw:style-name="a1753" draw:name="TextBox 2" svg:x="3.16929in" svg:y="5.39044in" svg:width="6.64532in" svg:height="0.40391in">
          <draw:text-box>
            <text:p text:style-name="a1752" text:class-names="" text:cond-style-name=""><text:span text:style-name="a1751" text:class-names="">Your confirmation email should be with you shortly.</text:span></text:p>
          </draw:text-box>
          <svg:title/>
          <svg:desc/>
        </draw:frame>
        <draw:g draw:name="Group 39" draw:id="id398">
          <svg:title/>
          <svg:desc/>
          <draw:custom-shape svg:x="2.44139in" svg:y="1.11261in" svg:width="7.9009in" svg:height="5.46397in" draw:id="id401" draw:style-name="a1764" draw:name="Rectangle 3">
            <svg:title/>
            <svg:desc/>
            <text:p text:style-name="a1763" text:class-names="" text:cond-style-name=""><text:span text:style-name="a17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402" draw:style-name="a1767" draw:name="Rectangle 4">
            <svg:title/>
            <svg:desc/>
            <text:p text:style-name="a1766" text:class-names="" text:cond-style-name=""><text:span text:style-name="a1765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403" draw:style-name="a1770" draw:name="Rectangle 9">
            <svg:title/>
            <svg:desc/>
            <text:p text:style-name="a1769" text:class-names="" text:cond-style-name=""><text:span text:style-name="a1768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404" draw:style-name="a1773" draw:name="Rectangle 10">
            <svg:title/>
            <svg:desc/>
            <text:p text:style-name="a1772" text:class-names="" text:cond-style-name=""><text:span text:style-name="a1771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405" draw:style-name="a1776" draw:name="Rectangle 11">
            <svg:title/>
            <svg:desc/>
            <text:p text:style-name="a1775" text:class-names="" text:cond-style-name=""><text:span text:style-name="a1774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406" draw:style-name="a1779" draw:name="Rectangle 12">
            <svg:title/>
            <svg:desc/>
            <text:p text:style-name="a1778" text:class-names="" text:cond-style-name=""><text:span text:style-name="a1777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407" draw:style-name="a1782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781" text:class-names="" text:cond-style-name=""><text:span text:style-name="a1780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408" draw:style-name="a1785" draw:name="Rectangle 14">
            <svg:title/>
            <svg:desc/>
            <text:p text:style-name="a1784" text:class-names="" text:cond-style-name=""><text:span text:style-name="a1783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409" draw:style-name="a1788" draw:name="Rectangle 16">
            <svg:title/>
            <svg:desc/>
            <text:p text:style-name="a1787" text:class-names="" text:cond-style-name=""><text:span text:style-name="a1786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410" draw:style-name="a1791" draw:name="Rectangle 17">
            <svg:title/>
            <svg:desc/>
            <text:p text:style-name="a1790" text:class-names="" text:cond-style-name=""><text:span text:style-name="a1789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411" draw:style-name="a1794" draw:name="Rectangle 18">
            <svg:title/>
            <svg:desc/>
            <text:p text:style-name="a1793" text:class-names="" text:cond-style-name=""><text:span text:style-name="a1792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99" draw:style-name="a1757" draw:name="TextBox 51" svg:x="1.70313in" svg:y="0.21875in" svg:width="9.78646in" svg:height="0.70684in">
          <draw:text-box>
            <text:p text:style-name="a1756" text:class-names="" text:cond-style-name=""><text:span text:style-name="a1754" text:class-names="">Booking 3 - Success</text:span><text:span text:style-name="a1755" text:class-names=""/></text:p>
          </draw:text-box>
          <svg:title/>
          <svg:desc/>
        </draw:frame>
        <draw:frame draw:id="id400" draw:style-name="a1761" draw:name="TextBox 52" svg:x="0.125in" svg:y="0.11979in" svg:width="0.35798in" svg:height="0.40391in">
          <draw:text-box>
            <text:p text:style-name="a1760" text:class-names="" text:cond-style-name=""><text:span text:style-name="a1758" text:class-names="">D</text:span><text:span text:style-name="a1759" text:class-names=""/></text:p>
          </draw:text-box>
          <svg:title/>
          <svg:desc/>
        </draw:frame>
      </draw:page>
      <draw:page draw:name="Slide13" draw:style-name="a1795" draw:master-page-name="Master1-Layout2-obj-Title-and-Content" presentation:presentation-page-layout-name="Master1-PPL2" draw:id="Slide-268">
        <draw:custom-shape svg:x="2.8252in" svg:y="3.02075in" svg:width="7.17241in" svg:height="1.61702in" draw:id="id412" draw:style-name="a1798" draw:name="Rectangle 1">
          <svg:title/>
          <svg:desc/>
          <text:p text:style-name="a1797" text:class-names="" text:cond-style-name=""><text:span text:style-name="a1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604in" svg:y="3.14775in" svg:width="3.65025in" svg:height="0.29296in" draw:id="id413" draw:style-name="a1801" draw:name="Rectangle 2">
          <svg:title/>
          <svg:desc/>
          <text:p text:style-name="a1800" text:class-names="" text:cond-style-name=""><text:span text:style-name="a1799" text:class-names="">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492in" svg:y="3.14775in" svg:width="2.72414in" svg:height="0.38288in" draw:id="id414" draw:style-name="a1804" draw:name="Rectangle 20">
          <svg:title/>
          <svg:desc/>
          <text:p text:style-name="a1803" text:class-names="" text:cond-style-name=""><text:span text:style-name="a1802" text:class-names="">Rating<text:tab/><text:tab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983in" svg:y="3.21519in" svg:width="0.24138in" svg:height="0.22552in" draw:id="id415" draw:style-name="a1807" draw:name="Star: 5 Points 21">
          <svg:title/>
          <svg:desc/>
          <text:p text:style-name="a1806" text:class-names="" text:cond-style-name=""><text:span text:style-name="a180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8.50701in" svg:y="3.21519in" svg:width="0.24138in" svg:height="0.22552in" draw:id="id416" draw:style-name="a1810" draw:name="Star: 5 Points 33">
          <svg:title/>
          <svg:desc/>
          <text:p text:style-name="a1809" text:class-names="" text:cond-style-name=""><text:span text:style-name="a180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8.80649in" svg:y="3.21519in" svg:width="0.24138in" svg:height="0.22552in" draw:id="id417" draw:style-name="a1813" draw:name="Star: 5 Points 34">
          <svg:title/>
          <svg:desc/>
          <text:p text:style-name="a1812" text:class-names="" text:cond-style-name=""><text:span text:style-name="a181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9.08134in" svg:y="3.2141in" svg:width="0.24138in" svg:height="0.22552in" draw:id="id418" draw:style-name="a1816" draw:name="Star: 5 Points 35">
          <svg:title/>
          <svg:desc/>
          <text:p text:style-name="a1815" text:class-names="" text:cond-style-name=""><text:span text:style-name="a181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9.38145in" svg:y="3.22643in" svg:width="0.24138in" svg:height="0.22552in" draw:id="id419" draw:style-name="a1819" draw:name="Star: 5 Points 36">
          <svg:title/>
          <svg:desc/>
          <text:p text:style-name="a1818" text:class-names="" text:cond-style-name=""><text:span text:style-name="a181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1604in" svg:y="3.65762in" svg:width="6.80788in" svg:height="0.59891in" draw:id="id420" draw:style-name="a1822" draw:name="Rectangle 23">
          <svg:title/>
          <svg:desc/>
          <text:p text:style-name="a1821" text:class-names="" text:cond-style-name=""><text:span text:style-name="a1820" text:class-names="">I liked this mov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777in" svg:y="4.32809in" svg:width="1.0197in" svg:height="0.25806in" draw:id="id421" draw:style-name="a1825" draw:name="Rectangle 37">
          <svg:title/>
          <svg:desc/>
          <text:p text:style-name="a1824" text:class-names="" text:cond-style-name=""><text:span text:style-name="a1823" text:class-names="">subm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155in" svg:y="5.06142in" svg:width="7.01607in" svg:height="1.23347in" draw:id="id422" draw:style-name="a1828" draw:name="Rectangle 38">
          <svg:title/>
          <svg:desc/>
          <text:p text:style-name="a1827" text:class-names="" text:cond-style-name=""><text:span text:style-name="a1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2577in" svg:y="5.13918in" svg:width="3.57068in" svg:height="0.26239in" draw:id="id423" draw:style-name="a1831" draw:name="Rectangle 39">
          <svg:title/>
          <svg:desc/>
          <text:p text:style-name="a1830" text:class-names="" text:cond-style-name=""><text:span text:style-name="a1829" text:class-names="">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4in" svg:y="5.14252in" svg:width="2.66476in" svg:height="0.34293in" draw:id="id424" draw:style-name="a1834" draw:name="Rectangle 40">
          <svg:title/>
          <svg:desc/>
          <text:p text:style-name="a1833" text:class-names="" text:cond-style-name=""><text:span text:style-name="a1832" text:class-names="">Rating<text:tab/><text:tab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3in" svg:y="5.20412in" svg:width="0.23612in" svg:height="0.20198in" draw:id="id425" draw:style-name="a1837" draw:name="Star: 5 Points 41">
          <svg:title/>
          <svg:desc/>
          <text:p text:style-name="a1836" text:class-names="" text:cond-style-name=""><text:span text:style-name="a183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8.57163in" svg:y="5.20411in" svg:width="0.23612in" svg:height="0.20198in" draw:id="id426" draw:style-name="a1840" draw:name="Star: 5 Points 42">
          <svg:title/>
          <svg:desc/>
          <text:p text:style-name="a1839" text:class-names="" text:cond-style-name=""><text:span text:style-name="a183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8.87111in" svg:y="5.20411in" svg:width="0.23612in" svg:height="0.20198in" draw:id="id427" draw:style-name="a1843" draw:name="Star: 5 Points 43">
          <svg:title/>
          <svg:desc/>
          <text:p text:style-name="a1842" text:class-names="" text:cond-style-name=""><text:span text:style-name="a184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9.14596in" svg:y="5.20303in" svg:width="0.23612in" svg:height="0.20198in" draw:id="id428" draw:style-name="a1846" draw:name="Star: 5 Points 44">
          <svg:title/>
          <svg:desc/>
          <text:p text:style-name="a1845" text:class-names="" text:cond-style-name=""><text:span text:style-name="a184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9.44608in" svg:y="5.21535in" svg:width="0.23612in" svg:height="0.20198in" draw:id="id429" draw:style-name="a1849" draw:name="Star: 5 Points 45">
          <svg:title/>
          <svg:desc/>
          <text:p text:style-name="a1848" text:class-names="" text:cond-style-name=""><text:span text:style-name="a184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16756in" svg:y="5.66042in" svg:width="6.65948in" svg:height="0.53641in" draw:id="id430" draw:style-name="a1852" draw:name="Rectangle 46">
          <svg:title/>
          <svg:desc/>
          <text:p text:style-name="a1851" text:class-names="" text:cond-style-name=""><text:span text:style-name="a1850" text:class-names="">I hated this mov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7924in" svg:y="2.45086in" svg:width="2.62069in" svg:height="0.47932in" draw:id="id431" draw:style-name="a1855" draw:name="Rectangle 49">
          <svg:title/>
          <svg:desc/>
          <text:p text:style-name="a1854" text:class-names="" text:cond-style-name=""><text:span text:style-name="a1853" text:class-names="">Discuss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3" draw:id="id432">
          <svg:title/>
          <svg:desc/>
          <draw:custom-shape svg:x="2.44139in" svg:y="1.11261in" svg:width="7.9009in" svg:height="5.46397in" draw:id="id436" draw:style-name="a1890" draw:name="Rectangle 3">
            <svg:title/>
            <svg:desc/>
            <text:p text:style-name="a1889" text:class-names="" text:cond-style-name=""><text:span text:style-name="a18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6796in" svg:y="1.38738in" svg:width="2.23874in" svg:height="0.53153in" draw:id="id437" draw:style-name="a1893" draw:name="Rectangle 4">
            <svg:title/>
            <svg:desc/>
            <text:p text:style-name="a1892" text:class-names="" text:cond-style-name=""><text:span text:style-name="a1891" text:class-names="">Logo, nam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2708in" svg:y="1.36148in" svg:width="1.15766in" svg:height="0.3536in" draw:id="id438" draw:style-name="a1896" draw:name="Rectangle 9">
            <svg:title/>
            <svg:desc/>
            <text:p text:style-name="a1895" text:class-names="" text:cond-style-name=""><text:span text:style-name="a1894" text:class-names="">Movie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8474in" svg:y="1.36148in" svg:width="0.85135in" svg:height="0.3536in" draw:id="id439" draw:style-name="a1899" draw:name="Rectangle 10">
            <svg:title/>
            <svg:desc/>
            <text:p text:style-name="a1898" text:class-names="" text:cond-style-name=""><text:span text:style-name="a1897" text:class-names="">Screen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132in" svg:y="1.36148in" svg:width="0.63513in" svg:height="0.3536in" draw:id="id440" draw:style-name="a1902" draw:name="Rectangle 11">
            <svg:title/>
            <svg:desc/>
            <text:p text:style-name="a1901" text:class-names="" text:cond-style-name=""><text:span text:style-name="a1900" text:class-names="">Abou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645in" svg:y="1.36148in" svg:width="0.63513in" svg:height="0.3536in" draw:id="id441" draw:style-name="a1905" draw:name="Rectangle 12">
            <svg:title/>
            <svg:desc/>
            <text:p text:style-name="a1904" text:class-names="" text:cond-style-name=""><text:span text:style-name="a1903" text:class-names="">Forum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71509in" svg:width="0.91441in" svg:height="0.23198in" draw:id="id442" draw:style-name="a1908" draw:name="Rectangle 13">
            <svg:title/>
            <svg:desc/>
            <office:event-listeners>
              <presentation:event-listener script:event-name="dom:click" presentation:action="show" xlink:href="#Slide1" xlink:type="simple" xlink:show="embed" xlink:actuate="onRequest"/>
            </office:event-listeners>
            <text:p text:style-name="a1907" text:class-names="" text:cond-style-name=""><text:span text:style-name="a1906" text:class-names="">show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451in" svg:y="1.94707in" svg:width="0.91441in" svg:height="0.23198in" draw:id="id443" draw:style-name="a1911" draw:name="Rectangle 14">
            <svg:title/>
            <svg:desc/>
            <text:p text:style-name="a1910" text:class-names="" text:cond-style-name=""><text:span text:style-name="a1909" text:class-names="">coming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3609in" svg:y="1.36148in" svg:width="0.77477in" svg:height="0.3536in" draw:id="id444" draw:style-name="a1914" draw:name="Rectangle 16">
            <svg:title/>
            <svg:desc/>
            <text:p text:style-name="a1913" text:class-names="" text:cond-style-name=""><text:span text:style-name="a1912" text:class-names="">Planning your tri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1.71509in" svg:width="0.68919in" svg:height="0.32207in" draw:id="id445" draw:style-name="a1917" draw:name="Rectangle 17">
            <svg:title/>
            <svg:desc/>
            <text:p text:style-name="a1916" text:class-names="" text:cond-style-name=""><text:span text:style-name="a1915" text:class-names="">Getting he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6087in" svg:y="2.03716in" svg:width="0.68919in" svg:height="0.32207in" draw:id="id446" draw:style-name="a1920" draw:name="Rectangle 18">
            <svg:title/>
            <svg:desc/>
            <text:p text:style-name="a1919" text:class-names="" text:cond-style-name=""><text:span text:style-name="a1918" text:class-names="">What to do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33" draw:style-name="a1879" draw:name="TextBox 55" svg:x="10.42717in" svg:y="2.3436in" svg:width="2.69089in" svg:height="3.13027in">
          <draw:text-box>
            <text:p text:style-name="a1857" text:class-names="" text:cond-style-name=""><text:span text:style-name="a1856" text:class-names="">Discussion Board</text:span></text:p>
            <text:p text:style-name="a1860" text:class-names="" text:cond-style-name=""><text:span text:style-name="a1858" text:class-names="">This page provides customers with the means to discuss movies and their experiences at the cinema.</text:span><text:span text:style-name="a1859" text:class-names=""/></text:p>
            <text:list text:style-name="a1864">
              <text:list-item>
                <text:p text:style-name="a1863" text:class-names="" text:cond-style-name=""><text:span text:style-name="a1861" text:class-names="">Page appears in the primary navigation</text:span><text:span text:style-name="a1862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5" text:class-names="">Users can comment on movie related topics</text:span><text:span text:style-name="a1866" text:class-names=""/></text:p>
              </text:list-item>
            </text:list>
            <text:list text:style-name="a1872">
              <text:list-item>
                <text:p text:style-name="a1871" text:class-names="" text:cond-style-name=""><text:span text:style-name="a1869" text:class-names="">Users can rate films that they have seen</text:span><text:span text:style-name="a1870" text:class-names=""/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Users’ posts should be moderated to ensure that inappropriate content is not displayed</text:span><text:span text:style-name="a1874" text:class-names=""/></text:p>
              </text:list-item>
            </text:list>
            <text:p text:style-name="a1878" text:class-names="" text:cond-style-name=""><text:span text:style-name="a1877" text:class-names=""/></text:p>
          </draw:text-box>
          <svg:title/>
          <svg:desc/>
        </draw:frame>
        <draw:frame draw:id="id434" draw:style-name="a1883" draw:name="TextBox 57" svg:x="1.70313in" svg:y="0.21875in" svg:width="9.78646in" svg:height="0.70684in">
          <draw:text-box>
            <text:p text:style-name="a1882" text:class-names="" text:cond-style-name=""><text:span text:style-name="a1880" text:class-names="">Discussions</text:span><text:span text:style-name="a1881" text:class-names=""/></text:p>
          </draw:text-box>
          <svg:title/>
          <svg:desc/>
        </draw:frame>
        <draw:frame draw:id="id435" draw:style-name="a1887" draw:name="TextBox 58" svg:x="0.125in" svg:y="0.11979in" svg:width="0.34746in" svg:height="0.40391in">
          <draw:text-box>
            <text:p text:style-name="a1886" text:class-names="" text:cond-style-name=""><text:span text:style-name="a1884" text:class-names="">A</text:span><text:span text:style-name="a1885" text:class-names=""/></text:p>
          </draw:text-box>
          <svg:title/>
          <svg:desc/>
        </draw:frame>
      </draw:page>
      <draw:page draw:name="Slide19" draw:style-name="a1921" draw:master-page-name="Master1-Layout2-obj-Title-and-Content" presentation:presentation-page-layout-name="Master1-PPL2" draw:id="Slide-274">
        <draw:frame draw:id="id447" presentation:style-name="a1925" draw:name="Title 1" svg:x="0.91667in" svg:y="0.39931in" svg:width="11.5in" svg:height="1.44965in" presentation:class="title" presentation:placeholder="false">
          <draw:text-box>
            <text:p text:style-name="a1924" text:class-names="" text:cond-style-name=""><text:span text:style-name="a1922" text:class-names="">To Do</text:span><text:span text:style-name="a1923" text:class-names=""/></text:p>
          </draw:text-box>
          <svg:title/>
          <svg:desc/>
        </draw:frame>
        <draw:frame draw:id="id448" presentation:style-name="a1957" draw:name="Content Placeholder 2" svg:x="0.91667in" svg:y="1.99653in" svg:width="11.5in" svg:height="4.75868in" presentation:class="outline" presentation:placeholder="false">
          <draw:text-box>
            <text:list text:style-name="a1928">
              <text:list-item>
                <text:p text:style-name="a1927" text:class-names="" text:cond-style-name=""><text:span text:style-name="a1926" text:class-names="">Payment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29" text:class-names="">Things</text:span><text:span text:style-name="a1930" text:class-names=""><text:s text:c="1"/></text:span><text:span text:style-name="a1931" text:class-names="">to</text:span><text:span text:style-name="a1932" text:class-names=""><text:s text:c="1"/></text:span><text:span text:style-name="a1933" text:class-names="">do</text:span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About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Selenium testing</text:span></text:p>
              </text:list-item>
            </text:list>
            <text:list text:style-name="a1947">
              <text:list-item>
                <text:p text:style-name="a1946" text:class-names="" text:cond-style-name=""><text:span text:style-name="a1943" text:class-names="">Move to</text:span><text:span text:style-name="a1944" text:class-names=""><text:s text:c="1"/></text:span><text:span text:style-name="a1945" text:class-names="">GCP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48" text:class-names="">Sprint 2</text:span><text:span text:style-name="a1949" text:class-names=""><text:s text:c="1"/></text:span><text:span text:style-name="a1950" text:class-names="">(search, email, about)</text:span><text:span text:style-name="a1951" text:class-names=""/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/></text:p>
              </text:list-item>
            </text:list>
          </draw:text-box>
          <svg:title/>
          <svg:desc/>
        </draw:frame>
        <draw:frame draw:id="id449" draw:style-name="a1961" draw:name="TextBox 3" svg:x="0.125in" svg:y="0.11979in" svg:width="0.34746in" svg:height="0.40391in">
          <draw:text-box>
            <text:p text:style-name="a1960" text:class-names="" text:cond-style-name=""><text:span text:style-name="a1958" text:class-names="">A</text:span><text:span text:style-name="a19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92" svg:viewBox="0 0 20 30" svg:d="m10 0-10 30h20z"/>
    <draw:marker draw:name="a1307" svg:viewBox="0 0 20 30" svg:d="m10 0-10 30h20z"/>
    <draw:marker draw:name="a721" svg:viewBox="0 0 20 30" svg:d="m10 0-10 30h20z"/>
    <draw:marker draw:name="a1115" svg:viewBox="0 0 20 30" svg:d="m10 0-10 30h20z"/>
    <draw:marker draw:name="a1000" svg:viewBox="0 0 20 30" svg:d="m10 0-10 30h20z"/>
    <draw:marker draw:name="a83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05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/05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/05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/05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/05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/05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/05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/05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/05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/05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/05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/05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orbinian Ring</meta:initial-creator>
    <dc:creator>Korbinian Ring</dc:creator>
    <meta:creation-date>2020-05-26T11:45:45Z</meta:creation-date>
    <dc:date>2020-05-29T14:40:01Z</dc:date>
    <meta:template xlink:href="Gallery" xlink:type="simple"/>
    <meta:editing-cycles>21</meta:editing-cycles>
    <meta:editing-duration>PT0S</meta:editing-duration>
    <meta:document-statistic meta:paragraph-count="390" meta:word-count="1280"/>
  </office:meta>
</office:document-meta>
</file>